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672000004FBBF955CF1D5EEB403.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automatic-styles>
    <style:style style:name="Table5" style:family="table">
      <style:table-properties style:width="16.498cm" fo:break-before="auto" fo:break-after="auto" table:align="margins" fo:keep-with-next="auto" style:may-break-between-rows="true" style:writing-mode="lr-tb" table:border-model="collapsing"/>
    </style:style>
    <style:style style:name="Table5.A" style:family="table-column">
      <style:table-column-properties style:column-width="5.711cm" style:rel-column-width="22688*"/>
    </style:style>
    <style:style style:name="Table5.B" style:family="table-column">
      <style:table-column-properties style:column-width="1.896cm" style:rel-column-width="7532*"/>
    </style:style>
    <style:style style:name="Table5.C" style:family="table-column">
      <style:table-column-properties style:column-width="2.29cm" style:rel-column-width="9094*"/>
    </style:style>
    <style:style style:name="Table5.D" style:family="table-column">
      <style:table-column-properties style:column-width="3.3cm" style:rel-column-width="13109*"/>
    </style:style>
    <style:style style:name="Table5.E" style:family="table-column">
      <style:table-column-properties style:column-width="3.3cm" style:rel-column-width="13112*"/>
    </style:style>
    <style:style style:name="Table5.1" style:family="table-row">
      <style:table-row-properties fo:keep-together="auto"/>
    </style:style>
    <style:style style:name="Table5.A1" style:family="table-cell">
      <style:table-cell-properties style:vertical-align="" fo:background-color="transparent" fo:padding="0.097cm" fo:border-left="none" fo:border-right="none" fo:border-top="2.5pt solid #666666" fo:border-bottom="1.5pt solid #b2b2b2" style:writing-mode="lr-tb">
        <style:background-image/>
      </style:table-cell-properties>
    </style:style>
    <style:style style:name="Table5.A2" style:family="table-cell">
      <style:table-cell-properties style:vertical-align="" fo:background-color="#eeeeee" fo:padding="0.097cm" fo:border="none" style:writing-mode="lr-tb">
        <style:background-image/>
      </style:table-cell-properties>
    </style:style>
    <style:style style:name="Table5.A3" style:family="table-cell">
      <style:table-cell-properties style:vertical-align="" fo:background-color="transparent" fo:padding="0.097cm" fo:border="none" style:writing-mode="lr-tb">
        <style:background-image/>
      </style:table-cell-properties>
    </style:style>
    <style:style style:name="Table5.A5" style:family="table-cell">
      <style:table-cell-properties style:vertical-align="" fo:background-color="transparent" fo:padding="0.097cm" fo:border-left="none" fo:border-right="none" fo:border-top="1.5pt solid #b2b2b2" fo:border-bottom="2.5pt solid #666666" style:writing-mode="lr-tb">
        <style:background-image/>
      </style:table-cell-properties>
    </style:style>
    <style:style style:name="Table3" style:family="table">
      <style:table-properties style:width="16.498cm" fo:break-before="auto" fo:break-after="auto" table:align="margins" fo:keep-with-next="auto" style:may-break-between-rows="true" style:writing-mode="lr-tb" table:border-model="collapsing"/>
    </style:style>
    <style:style style:name="Table3.A" style:family="table-column">
      <style:table-column-properties style:column-width="3.505cm" style:rel-column-width="13922*"/>
    </style:style>
    <style:style style:name="Table3.B" style:family="table-column">
      <style:table-column-properties style:column-width="4.389cm" style:rel-column-width="17433*"/>
    </style:style>
    <style:style style:name="Table3.C" style:family="table-column">
      <style:table-column-properties style:column-width="2.117cm" style:rel-column-width="8408*"/>
    </style:style>
    <style:style style:name="Table3.D" style:family="table-column">
      <style:table-column-properties style:column-width="1.983cm" style:rel-column-width="7875*"/>
    </style:style>
    <style:style style:name="Table3.E" style:family="table-column">
      <style:table-column-properties style:column-width="2.096cm" style:rel-column-width="8324*"/>
    </style:style>
    <style:style style:name="Table3.F" style:family="table-column">
      <style:table-column-properties style:column-width="2.409cm" style:rel-column-width="9573*"/>
    </style:style>
    <style:style style:name="Table3.1" style:family="table-row">
      <style:table-row-properties fo:keep-together="auto"/>
    </style:style>
    <style:style style:name="Table3.A1" style:family="table-cell">
      <style:table-cell-properties style:vertical-align="" fo:background-color="transparent" fo:padding="0.097cm" fo:border-left="none" fo:border-right="none" fo:border-top="2.5pt solid #666666" fo:border-bottom="1.5pt solid #b2b2b2" style:writing-mode="lr-tb">
        <style:background-image/>
      </style:table-cell-properties>
    </style:style>
    <style:style style:name="Table3.A2" style:family="table-cell">
      <style:table-cell-properties style:vertical-align="" fo:background-color="#eeeeee" fo:padding="0.097cm" fo:border="none" style:writing-mode="lr-tb">
        <style:background-image/>
      </style:table-cell-properties>
    </style:style>
    <style:style style:name="Table3.A3" style:family="table-cell">
      <style:table-cell-properties style:vertical-align="" fo:background-color="transparent" fo:padding="0.097cm" fo:border="none" style:writing-mode="lr-tb">
        <style:background-image/>
      </style:table-cell-properties>
    </style:style>
    <style:style style:name="Table3.A5" style:family="table-cell">
      <style:table-cell-properties style:vertical-align="" fo:background-color="transparent" fo:padding="0.097cm" fo:border-left="none" fo:border-right="none" fo:border-top="1.5pt solid #b2b2b2" fo:border-bottom="2.5pt solid #666666" style:writing-mode="lr-tb">
        <style:background-image/>
      </style:table-cell-properties>
    </style:style>
    <style:style style:name="Table1" style:family="table">
      <style:table-properties style:width="16.498cm" fo:break-before="auto" fo:break-after="auto" table:align="margins" fo:keep-with-next="auto" style:may-break-between-rows="true" style:writing-mode="lr-tb" table:border-model="collapsing"/>
    </style:style>
    <style:style style:name="Table1.A" style:family="table-column">
      <style:table-column-properties style:column-width="4.3cm" style:rel-column-width="17082*"/>
    </style:style>
    <style:style style:name="Table1.B" style:family="table-column">
      <style:table-column-properties style:column-width="2.298cm" style:rel-column-width="9129*"/>
    </style:style>
    <style:style style:name="Table1.C" style:family="table-column">
      <style:table-column-properties style:column-width="3.298cm" style:rel-column-width="13102*"/>
    </style:style>
    <style:style style:name="Table1.D" style:family="table-column">
      <style:table-column-properties style:column-width="3.3cm" style:rel-column-width="13109*"/>
    </style:style>
    <style:style style:name="Table1.E" style:family="table-column">
      <style:table-column-properties style:column-width="3.3cm" style:rel-column-width="13113*"/>
    </style:style>
    <style:style style:name="Table1.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1.2" style:family="table-row">
      <style:table-row-properties fo:keep-together="auto"/>
    </style:style>
    <style:style style:name="Table1.A2" style:family="table-cell">
      <style:table-cell-properties fo:background-color="#eeeeee" fo:padding="0.097cm" fo:border="none" style:writing-mode="lr-tb">
        <style:background-image/>
      </style:table-cell-properties>
    </style:style>
    <style:style style:name="Table1.A3" style:family="table-cell">
      <style:table-cell-properties fo:background-color="transparent" fo:padding="0.097cm" fo:border="none" style:writing-mode="lr-tb">
        <style:background-image/>
      </style:table-cell-properties>
    </style:style>
    <style:style style:name="Table1.A12"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Table2" style:family="table">
      <style:table-properties style:width="16.498cm" fo:break-before="auto" fo:break-after="auto" table:align="margins" fo:keep-with-next="auto" style:may-break-between-rows="true" style:writing-mode="lr-tb" table:border-model="collapsing"/>
    </style:style>
    <style:style style:name="Table2.A" style:family="table-column">
      <style:table-column-properties style:column-width="5.6cm" style:rel-column-width="22246*"/>
    </style:style>
    <style:style style:name="Table2.B" style:family="table-column">
      <style:table-column-properties style:column-width="1.896cm" style:rel-column-width="7532*"/>
    </style:style>
    <style:style style:name="Table2.C" style:family="table-column">
      <style:table-column-properties style:column-width="2.401cm" style:rel-column-width="9536*"/>
    </style:style>
    <style:style style:name="Table2.D" style:family="table-column">
      <style:table-column-properties style:column-width="3.3cm" style:rel-column-width="13109*"/>
    </style:style>
    <style:style style:name="Table2.E" style:family="table-column">
      <style:table-column-properties style:column-width="3.3cm" style:rel-column-width="13112*"/>
    </style:style>
    <style:style style:name="Table2.1" style:family="table-row">
      <style:table-row-properties fo:keep-together="auto"/>
    </style:style>
    <style:style style:name="Table2.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2.A2" style:family="table-cell">
      <style:table-cell-properties fo:background-color="#eeeeee" fo:padding="0.097cm" fo:border="none" style:writing-mode="lr-tb">
        <style:background-image/>
      </style:table-cell-properties>
    </style:style>
    <style:style style:name="Table2.A3" style:family="table-cell">
      <style:table-cell-properties fo:background-color="transparent" fo:padding="0.097cm" fo:border="none" style:writing-mode="lr-tb">
        <style:background-image/>
      </style:table-cell-properties>
    </style:style>
    <style:style style:name="Table2.A8"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Table6" style:family="table">
      <style:table-properties style:width="16.498cm" fo:break-before="auto" fo:break-after="auto" table:align="margins" fo:keep-with-next="auto" style:may-break-between-rows="true" style:writing-mode="lr-tb" table:border-model="collapsing"/>
    </style:style>
    <style:style style:name="Table6.A" style:family="table-column">
      <style:table-column-properties style:column-width="5.5cm" style:rel-column-width="21845*"/>
    </style:style>
    <style:style style:name="Table6.1" style:family="table-row">
      <style:table-row-properties fo:keep-together="auto"/>
    </style:style>
    <style:style style:name="Table6.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6.A2" style:family="table-cell">
      <style:table-cell-properties fo:background-color="#eeeeee" fo:padding="0.097cm" fo:border="none" style:writing-mode="lr-tb">
        <style:background-image/>
      </style:table-cell-properties>
    </style:style>
    <style:style style:name="Table6.A3" style:family="table-cell">
      <style:table-cell-properties fo:background-color="transparent" fo:padding="0.097cm" fo:border="none" style:writing-mode="lr-tb">
        <style:background-image/>
      </style:table-cell-properties>
    </style:style>
    <style:style style:name="Table6.A5"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Table4" style:family="table">
      <style:table-properties style:width="16.498cm" fo:break-before="auto" fo:break-after="auto" table:align="margins" fo:keep-with-next="auto" style:may-break-between-rows="true" style:writing-mode="lr-tb" table:border-model="collapsing"/>
    </style:style>
    <style:style style:name="Table4.A" style:family="table-column">
      <style:table-column-properties style:column-width="8.248cm" style:rel-column-width="32767*"/>
    </style:style>
    <style:style style:name="Table4.B" style:family="table-column">
      <style:table-column-properties style:column-width="8.25cm" style:rel-column-width="32768*"/>
    </style:style>
    <style:style style:name="Table4.1" style:family="table-row">
      <style:table-row-properties fo:keep-together="auto"/>
    </style:style>
    <style:style style:name="Table4.A1" style:family="table-cell">
      <style:table-cell-properties fo:background-color="transparent" fo:padding="0.097cm" fo:border-left="none" fo:border-right="none" fo:border-top="2.5pt solid #666666" fo:border-bottom="1.5pt solid #b2b2b2" style:writing-mode="lr-tb">
        <style:background-image/>
      </style:table-cell-properties>
    </style:style>
    <style:style style:name="Table4.A2" style:family="table-cell">
      <style:table-cell-properties fo:background-color="#eeeeee" fo:padding="0.097cm" fo:border="none" style:writing-mode="lr-tb">
        <style:background-image/>
      </style:table-cell-properties>
    </style:style>
    <style:style style:name="Table4.A3" style:family="table-cell">
      <style:table-cell-properties fo:background-color="transparent" fo:padding="0.097cm" fo:border="none" style:writing-mode="lr-tb">
        <style:background-image/>
      </style:table-cell-properties>
    </style:style>
    <style:style style:name="Table4.A5" style:family="table-cell">
      <style:table-cell-properties fo:background-color="transparent" fo:padding="0.097cm" fo:border-left="none" fo:border-right="none" fo:border-top="1.5pt solid #b2b2b2" fo:border-bottom="2.5pt solid #666666" style:writing-mode="lr-tb">
        <style:background-image/>
      </style:table-cell-properties>
    </style:style>
    <style:style style:name="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3" style:family="paragraph" style:parent-style-name="Header">
      <style:paragraph-properties fo:text-align="end" style:justify-single-word="false"/>
    </style:style>
    <style:style style:name="P4"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P7" style:family="paragraph" style:parent-style-name="Text_20_body">
      <style:text-properties officeooo:paragraph-rsid="00488833"/>
    </style:style>
    <style:style style:name="P8" style:family="paragraph" style:parent-style-name="Text_20_body">
      <style:text-properties officeooo:paragraph-rsid="004c52ce"/>
    </style:style>
    <style:style style:name="P9" style:family="paragraph" style:parent-style-name="Text_20_body">
      <style:text-properties officeooo:rsid="0051ed0a" officeooo:paragraph-rsid="0051ed0a"/>
    </style:style>
    <style:style style:name="P10" style:family="paragraph" style:parent-style-name="Text_20_body">
      <style:text-properties officeooo:rsid="005cc1f3" officeooo:paragraph-rsid="005cc1f3"/>
    </style:style>
    <style:style style:name="P11" style:family="paragraph" style:parent-style-name="Text_20_body">
      <style:text-properties officeooo:rsid="005cc1f3" officeooo:paragraph-rsid="005e4ba2"/>
    </style:style>
    <style:style style:name="P12" style:family="paragraph" style:parent-style-name="Text_20_body">
      <style:text-properties officeooo:rsid="006361f0" officeooo:paragraph-rsid="006361f0"/>
    </style:style>
    <style:style style:name="P13" style:family="paragraph" style:parent-style-name="Text_20_body">
      <style:text-properties officeooo:rsid="0064b63a" officeooo:paragraph-rsid="0064b63a"/>
    </style:style>
    <style:style style:name="P14" style:family="paragraph" style:parent-style-name="Text_20_body">
      <style:text-properties officeooo:rsid="00693795"/>
    </style:style>
    <style:style style:name="P15" style:family="paragraph" style:parent-style-name="Text_20_body">
      <style:text-properties officeooo:paragraph-rsid="006efd03"/>
    </style:style>
    <style:style style:name="P16" style:family="paragraph" style:parent-style-name="Text_20_body">
      <style:text-properties officeooo:rsid="005c7862" officeooo:paragraph-rsid="005c7862"/>
    </style:style>
    <style:style style:name="P17" style:family="paragraph" style:parent-style-name="Text_20_body">
      <style:text-properties officeooo:rsid="007cf684" officeooo:paragraph-rsid="007cf684"/>
    </style:style>
    <style:style style:name="P18" style:family="paragraph" style:parent-style-name="Text_20_body">
      <style:text-properties officeooo:rsid="0059ec0e" officeooo:paragraph-rsid="0059ec0e"/>
    </style:style>
    <style:style style:name="P19" style:family="paragraph" style:parent-style-name="Text_20_body">
      <style:text-properties officeooo:rsid="00704ba1" officeooo:paragraph-rsid="00828f6a"/>
    </style:style>
    <style:style style:name="P20" style:family="paragraph" style:parent-style-name="Text_20_body">
      <style:text-properties officeooo:rsid="005c96d9" officeooo:paragraph-rsid="005c96d9"/>
    </style:style>
    <style:style style:name="P21" style:family="paragraph" style:parent-style-name="Text_20_body">
      <style:text-properties officeooo:rsid="00828f6a" officeooo:paragraph-rsid="00828f6a"/>
    </style:style>
    <style:style style:name="P22" style:family="paragraph" style:parent-style-name="Text_20_body">
      <style:text-properties officeooo:rsid="008efc54" officeooo:paragraph-rsid="008efc54"/>
    </style:style>
    <style:style style:name="P23" style:family="paragraph" style:parent-style-name="Text_20_body">
      <style:text-properties officeooo:rsid="00256b93" officeooo:paragraph-rsid="008af04d"/>
    </style:style>
    <style:style style:name="P24" style:family="paragraph" style:parent-style-name="Text_20_body">
      <style:text-properties officeooo:rsid="00a35628" officeooo:paragraph-rsid="00a35628"/>
    </style:style>
    <style:style style:name="P25" style:family="paragraph" style:parent-style-name="Text_20_body">
      <style:text-properties officeooo:paragraph-rsid="00a3caac"/>
    </style:style>
    <style:style style:name="P26" style:family="paragraph" style:parent-style-name="Heading_20_2">
      <style:text-properties officeooo:paragraph-rsid="0059ec0e"/>
    </style:style>
    <style:style style:name="P27" style:family="paragraph" style:parent-style-name="Heading_20_2">
      <style:text-properties officeooo:rsid="0059ec0e" officeooo:paragraph-rsid="0059ec0e"/>
    </style:style>
    <style:style style:name="P28" style:family="paragraph" style:parent-style-name="Heading_20_1">
      <style:text-properties officeooo:paragraph-rsid="0058ff04"/>
    </style:style>
    <style:style style:name="P29" style:family="paragraph" style:parent-style-name="Heading_20_1">
      <style:paragraph-properties fo:break-before="page"/>
    </style:style>
    <style:style style:name="P30" style:family="paragraph" style:parent-style-name="Text_20_body">
      <style:paragraph-properties fo:break-before="page"/>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end" style:justify-single-word="fals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Ubuntu"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Ubuntu"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Ubuntu"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36" style:family="paragraph" style:parent-style-name="Table_20_Contents">
      <style:paragraph-properties fo:text-align="end" style:justify-single-word="false"/>
      <style:text-properties fo:color="#000000" style:text-outline="false" style:text-line-through-style="none" style:text-line-through-type="none" style:font-name="Ubuntu" fo:font-size="11pt" fo:font-style="normal" fo:text-shadow="none" style:text-underline-style="none" fo:font-weight="bold" style:font-size-asian="11pt" style:font-style-asian="normal" style:font-weight-asian="bold" style:font-size-complex="11pt" style:font-style-complex="normal" style:font-weight-complex="bold" style:text-overline-style="none" style:text-overline-color="font-color"/>
    </style:style>
    <style:style style:name="P37" style:family="paragraph" style:parent-style-name="Heading_20_1" style:master-page-name="First_20_Page">
      <style:paragraph-properties style:page-number="auto"/>
    </style:style>
    <style:style style:name="P38" style:family="paragraph" style:parent-style-name="Heading_20_1">
      <style:paragraph-properties fo:break-before="page"/>
    </style:style>
    <style:style style:name="P39" style:family="paragraph" style:parent-style-name="Text_20_body" style:list-style-name="L1">
      <style:text-properties officeooo:paragraph-rsid="00488833"/>
    </style:style>
    <style:style style:name="P40" style:family="paragraph" style:parent-style-name="Text_20_body" style:list-style-name="L1">
      <style:text-properties officeooo:rsid="006b2def" officeooo:paragraph-rsid="00488833"/>
    </style:style>
    <style:style style:name="P41" style:family="paragraph" style:parent-style-name="Text_20_body" style:list-style-name="L2"/>
    <style:style style:name="P42" style:family="paragraph" style:parent-style-name="Text_20_body" style:list-style-name="L2">
      <style:text-properties officeooo:paragraph-rsid="00488833"/>
    </style:style>
    <style:style style:name="P43" style:family="paragraph" style:parent-style-name="Text_20_body" style:list-style-name="L2">
      <style:text-properties officeooo:paragraph-rsid="007ed786"/>
    </style:style>
    <style:style style:name="P44" style:family="paragraph" style:parent-style-name="Text_20_body" style:list-style-name="L3"/>
    <style:style style:name="P45" style:family="paragraph" style:parent-style-name="Text_20_body" style:list-style-name="L3">
      <style:text-properties officeooo:rsid="00704ba1" officeooo:paragraph-rsid="00704ba1"/>
    </style:style>
    <style:style style:name="P46" style:family="paragraph" style:parent-style-name="Text_20_body" style:list-style-name="L3">
      <style:text-properties officeooo:rsid="00704ba1" officeooo:paragraph-rsid="0072ac00"/>
    </style:style>
    <style:style style:name="P47" style:family="paragraph" style:parent-style-name="Text_20_body" style:list-style-name="L3">
      <style:text-properties officeooo:rsid="008ffba8" officeooo:paragraph-rsid="008ffba8"/>
    </style:style>
    <style:style style:name="P48" style:family="paragraph" style:parent-style-name="Text_20_body" style:list-style-name="L2">
      <style:text-properties officeooo:rsid="008ffba8" officeooo:paragraph-rsid="008ffba8"/>
    </style:style>
    <style:style style:name="P49" style:family="paragraph" style:parent-style-name="Text_20_body" style:list-style-name="L3">
      <style:text-properties officeooo:rsid="0072ac00" officeooo:paragraph-rsid="0072ac00"/>
    </style:style>
    <style:style style:name="P50" style:family="paragraph" style:parent-style-name="Text_20_body" style:list-style-name="L3">
      <style:text-properties officeooo:rsid="0071f21b" officeooo:paragraph-rsid="0071f21b"/>
    </style:style>
    <style:style style:name="P51" style:family="paragraph" style:parent-style-name="Text_20_body" style:list-style-name="L4"/>
    <style:style style:name="P52" style:family="paragraph" style:parent-style-name="Text_20_body" style:list-style-name="L5">
      <style:text-properties officeooo:rsid="0055a33a" officeooo:paragraph-rsid="0055a33a"/>
    </style:style>
    <style:style style:name="P53" style:family="paragraph" style:parent-style-name="Text_20_body" style:list-style-name="L2">
      <style:text-properties officeooo:rsid="00810daf" officeooo:paragraph-rsid="00810daf"/>
    </style:style>
    <style:style style:name="P54" style:family="paragraph" style:parent-style-name="Text_20_body">
      <style:text-properties officeooo:rsid="00256b93" officeooo:paragraph-rsid="008af04d"/>
    </style:style>
    <style:style style:name="P55" style:family="paragraph" style:parent-style-name="Text_20_body" style:list-style-name="L6">
      <style:text-properties officeooo:rsid="0064b63a" officeooo:paragraph-rsid="0064b63a"/>
    </style:style>
    <style:style style:name="P56" style:family="paragraph" style:parent-style-name="Text_20_body" style:list-style-name="L6">
      <style:text-properties officeooo:rsid="00661211" officeooo:paragraph-rsid="00661211"/>
    </style:style>
    <style:style style:name="P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FreeSans"/>
    </style:style>
    <style:style style:name="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T3" style:family="text">
      <style:text-properties officeooo:rsid="0014e77a"/>
    </style:style>
    <style:style style:name="T4" style:family="text">
      <style:text-properties officeooo:rsid="00275126"/>
    </style:style>
    <style:style style:name="T5" style:family="text">
      <style:text-properties officeooo:rsid="00355ce8"/>
    </style:style>
    <style:style style:name="T6" style:family="text">
      <style:text-properties officeooo:rsid="0036bed4"/>
    </style:style>
    <style:style style:name="T7" style:family="text">
      <style:text-properties officeooo:rsid="00392e4f"/>
    </style:style>
    <style:style style:name="T8" style:family="text">
      <style:text-properties officeooo:rsid="0043d51b"/>
    </style:style>
    <style:style style:name="T9" style:family="text">
      <style:text-properties officeooo:rsid="0044ca22"/>
    </style:style>
    <style:style style:name="T10" style:family="text">
      <style:text-properties officeooo:rsid="004590a3"/>
    </style:style>
    <style:style style:name="T11" style:family="text">
      <style:text-properties fo:font-size="11pt" fo:font-weight="normal" officeooo:rsid="004c52ce" style:font-size-asian="11pt" style:font-weight-asian="normal" style:font-size-complex="11pt" style:font-weight-complex="normal"/>
    </style:style>
    <style:style style:name="T12" style:family="text">
      <style:text-properties fo:font-size="11pt" fo:font-weight="normal" officeooo:rsid="006efd03" style:font-size-asian="11pt" style:font-weight-asian="normal" style:font-size-complex="11pt" style:font-weight-complex="normal"/>
    </style:style>
    <style:style style:name="T13" style:family="text">
      <style:text-properties fo:font-weight="normal" style:font-weight-asian="normal" style:font-weight-complex="normal"/>
    </style:style>
    <style:style style:name="T14" style:family="text">
      <style:text-properties officeooo:rsid="0047316b"/>
    </style:style>
    <style:style style:name="T15" style:family="text">
      <style:text-properties officeooo:rsid="00488833"/>
    </style:style>
    <style:style style:name="T16" style:family="text">
      <style:text-properties officeooo:rsid="004c52ce"/>
    </style:style>
    <style:style style:name="T17" style:family="text">
      <style:text-properties officeooo:rsid="0051ed0a"/>
    </style:style>
    <style:style style:name="T18" style:family="text">
      <style:text-properties officeooo:rsid="005a0dcf"/>
    </style:style>
    <style:style style:name="T19" style:family="text">
      <style:text-properties officeooo:rsid="005bb22b"/>
    </style:style>
    <style:style style:name="T20" style:family="text">
      <style:text-properties officeooo:rsid="005e4ba2"/>
    </style:style>
    <style:style style:name="T21" style:family="text">
      <style:text-properties officeooo:rsid="0064b63a"/>
    </style:style>
    <style:style style:name="T22" style:family="text">
      <style:text-properties officeooo:rsid="0066d236"/>
    </style:style>
    <style:style style:name="T23" style:family="text">
      <style:text-properties officeooo:rsid="00693795"/>
    </style:style>
    <style:style style:name="T24" style:family="text">
      <style:text-properties officeooo:rsid="006c0dca"/>
    </style:style>
    <style:style style:name="T25" style:family="text">
      <style:text-properties officeooo:rsid="006dba91"/>
    </style:style>
    <style:style style:name="T26" style:family="text">
      <style:text-properties officeooo:rsid="006efd03"/>
    </style:style>
    <style:style style:name="T27" style:family="text">
      <style:text-properties officeooo:rsid="0071f21b"/>
    </style:style>
    <style:style style:name="T28" style:family="text">
      <style:text-properties officeooo:rsid="0074b0a6"/>
    </style:style>
    <style:style style:name="T29" style:family="text">
      <style:text-properties officeooo:rsid="007a6ffd"/>
    </style:style>
    <style:style style:name="T30" style:family="text">
      <style:text-properties officeooo:rsid="007b1ddf"/>
    </style:style>
    <style:style style:name="T31" style:family="text">
      <style:text-properties officeooo:rsid="007ed786"/>
    </style:style>
    <style:style style:name="T32" style:family="text">
      <style:text-properties officeooo:rsid="00810daf"/>
    </style:style>
    <style:style style:name="T33" style:family="text">
      <style:text-properties officeooo:rsid="008efc54"/>
    </style:style>
    <style:style style:name="T34" style:family="text">
      <style:text-properties officeooo:rsid="008ffba8"/>
    </style:style>
    <style:style style:name="T35" style:family="text">
      <style:text-properties officeooo:rsid="00a3caac"/>
    </style:style>
    <style:style style:name="T36" style:family="text">
      <style:text-properties fo:font-variant="normal" fo:text-transform="none" style:use-window-font-color="true" style:text-outline="false" style:text-line-through-style="none" style:text-line-through-type="none" style:text-position="0% 100%" style:font-name="Free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Project name <office:annotation><dc:creator>Unknown Author</dc:creator><dc:date>2015-04-01T13:40:11</dc:date><text:p text:style-name="P57"><text:span text:style-name="T36">Unique identifier name, specific to this pitch</text:span></text:p></office:annotation></text:p>
      <text:p text:style-name="Text_20_body">Glia <text:span text:style-name="T24">Foreign</text:span> Office – <text:span text:style-name="T23">2019</text:span></text:p>
      <text:p text:style-name="Heading_20_1">Fellow<text:span text:style-name="T14">(s)</text:span></text:p>
      <text:p text:style-name="Text_20_body">Tarek Loubani</text:p>
      <text:p text:style-name="Heading_20_1">Short description</text:p>
      <text:p text:style-name="P14">The <text:span text:style-name="T24">Foreign</text:span> office has been established. Stable operational costs remain the most difficult item to gain funding for, and so we <text:span text:style-name="T28">will continue funding the office’s operational costs through the Shuttleworth Foundation grant.</text:span></text:p>
      <text:p text:style-name="Heading_20_1">Objective(s)</text:p>
      <text:list xml:id="list2349863419" text:style-name="L1">
        <text:list-item>
          <text:p text:style-name="P40">Maintain the operational costs of the Glia foreign office so that it may continue its goal to research, create, maintain and manufacture high quality open access medical devices in the foreign country</text:p>
        </text:list-item>
        <text:list-item>
          <text:p text:style-name="P39"><text:span text:style-name="T15">Permeate the broader values of local design and manufacture in the area</text:span><office:annotation><dc:creator>Unknown Author</dc:creator><dc:date>2015-03-11T13:42:16</dc:date><text:p><text:span text:style-name="T36">Why do you want to do it?</text:span></text:p><text:p><text:span text:style-name="T36">What do you hope to achieve?</text:span></text:p><text:p><text:span text:style-name="T36">How will the world be different because of this project?</text:span></text:p></office:annotation></text:p>
        </text:list-item>
      </text:list>
      <text:p text:style-name="P7"/>
      <text:p text:style-name="Text_20_body">The <text:span text:style-name="T24">Foreign</text:span> team will:</text:p>
      <text:list xml:id="list3960664306" text:style-name="L2">
        <text:list-item>
          <text:p text:style-name="P41">Be a centre of excellence for 3D printing and rapid prototyping</text:p>
        </text:list-item>
        <text:list-item>
          <text:p text:style-name="P41">Be a centre of excellence for Free/Open Source Software and Hardware in <text:span text:style-name="T24">the Foreign country</text:span></text:p>
        </text:list-item>
        <text:list-item>
          <text:p text:style-name="P41">Disseminate 3D printing culture in schools, universities and businesses</text:p>
        </text:list-item>
        <text:list-item>
          <text:p text:style-name="P41">Produce medical devices <text:span text:style-name="T24">for local hospitals and the Ministry of Health</text:span></text:p>
        </text:list-item>
        <text:list-item>
          <text:p text:style-name="P41">Train hospital biomedical engineering departments on use of 3D printing</text:p>
        </text:list-item>
        <text:list-item>
          <text:p text:style-name="P41">Establish centre<text:span text:style-name="T24">s</text:span> for 3D printing <text:span text:style-name="T5">and device development </text:span>in <text:span text:style-name="T24">Terre des Hommes, and the Emaar Centre for Rehabilitation and Development</text:span></text:p>
        </text:list-item>
      </text:list>
      <text:p text:style-name="P29">Link to scope of fellowship(s)<office:annotation><dc:creator>Unknown Author</dc:creator><dc:date>2015-03-11T13:42:56</dc:date><text:p><text:span text:style-name="T36">How does this relate to the scope of your fellowship(s)?</text:span></text:p></office:annotation></text:p>
      <text:p text:style-name="Text_20_body">The fellowship scope is to both create medical devices and to create the conditions for open source medical devices to thrive. <text:span text:style-name="T25">The Foreign country</text:span> serves as a live test for these devices, <text:span text:style-name="T6">and an office is necessary to coordinate this work</text:span>.</text:p>
      <text:p text:style-name="Heading_20_1">Context</text:p>
      <text:p text:style-name="P15"><text:span text:style-name="T12">Over the past year, we have established an office in the Foreign region that has been more successful than we initially imagined. </text:span><text:span text:style-name="T11">This project will allow the engineers </text:span><text:span text:style-name="T12">in the Foreign office </text:span><text:span text:style-name="T11">to </text:span><text:span text:style-name="T12">continue their </text:span><text:span text:style-name="T11">work full-time with Glia, and to have equipment that makes it possible to work efficiently and effectively.</text:span><text:span text:style-name="T13"><office:annotation><dc:creator>Unknown Author</dc:creator><dc:date>2015-03-11T13:43:19</dc:date><text:p><text:span text:style-name="T36">How does this project fit into the greater environment?</text:span></text:p><text:p><text:span text:style-name="T36">How is this similar and/or different from what others have done?</text:span></text:p></office:annotation></text:span></text:p>
      <text:p text:style-name="Text_20_body"><text:span text:style-name="T26">There continues to be active work on addressing the medical device shortage in the Foreign region. However, o</text:span>ther projects to address the medical device shortage due to the blockade focus on importing devices and designing political and legal mechanisms to ensure transit. Th<text:span text:style-name="T8">ese projects require large expenditures of political and financial capital, and so tend to be reserved for big-ticket items or times of extreme deprivation.</text:span></text:p>
      <text:p text:style-name="P8">The unique geopolitical context also means that duplication is an essential component of any project, since any one location may be bombed at any time or the participants <text:span text:style-name="T16">arrested or assassinated</text:span>. <text:span text:style-name="T16">A goal of the office will be to continue the creation of a network of printing and production centres over time.</text:span></text:p>
      <text:p text:style-name="Heading_20_1">Intended beneficiaries<office:annotation><dc:creator>Unknown Author</dc:creator><dc:date>2015-03-11T13:44:34</dc:date><text:p><text:span text:style-name="T36">Who do you expect will benefit from this project?</text:span></text:p><text:p><text:span text:style-name="T36">Who will/might the project impact on?</text:span></text:p></office:annotation></text:p>
      <text:list xml:id="list1325754212" text:style-name="L3">
        <text:list-item>
          <text:p text:style-name="P44">Ministry of Health (<text:span text:style-name="T26">Foreign country</text:span>) – <text:span text:style-name="T7">creation of needed medical devices</text:span></text:p>
        </text:list-item>
        <text:list-item>
          <text:p text:style-name="P44">Work Without Borders (<text:span text:style-name="T26">Foreign country</text:span>) – <text:span text:style-name="T26">continuing training and support of their 3D modeling team</text:span></text:p>
        </text:list-item>
        <text:list-item>
          <text:p text:style-name="P44">University College of Science and Technology (Khan Younis) – <text:span text:style-name="T26">continuing </text:span>training and <text:span text:style-name="T26">support </text:span>of biomedical devices division</text:p>
        </text:list-item>
        <text:list-item>
          <text:p text:style-name="P45">Terre des Hommes – continuing training and support of their mobile fablab</text:p>
        </text:list-item>
        <text:list-item>
          <text:p text:style-name="P45">Emaar <text:span text:style-name="T24">Centre for Rehabilitation and Development</text:span> – continuing training and support of their fablab</text:p>
        </text:list-item>
        <text:list-item>
          <text:p text:style-name="P47">Ministry of Health (Tunisia) – Our team will help in the creation of a fablab for Tunisia's Ministry of Health.</text:p>
        </text:list-item>
      </text:list>
      <text:p text:style-name="Heading_20_1"><text:soft-page-break/>Strategic partners<office:annotation><dc:creator>Unknown Author</dc:creator><dc:date>2015-03-11T13:46:11</dc:date><text:p><text:span text:style-name="T36">Who will you work closely with?</text:span></text:p><text:p><text:span text:style-name="T36">Who will be part of the project team?</text:span></text:p></office:annotation></text:p>
      <text:list xml:id="list133319441061896" text:continue-numbering="true" text:style-name="L3">
        <text:list-item>
          <text:p text:style-name="P44">Ministry of Health (<text:span text:style-name="T27">Foreign</text:span>)</text:p>
        </text:list-item>
        <text:list-item>
          <text:p text:style-name="P47">Ministry of Health (Tunisia)</text:p>
        </text:list-item>
        <text:list-item>
          <text:p text:style-name="P44">University College of Science and Technology (Khan Younis)</text:p>
        </text:list-item>
        <text:list-item>
          <text:p text:style-name="P49">Terre des Hommes</text:p>
        </text:list-item>
        <text:list-item>
          <text:p text:style-name="P46">Emaar Centre for Rehabilitation and Development</text:p>
        </text:list-item>
        <text:list-item>
          <text:p text:style-name="P44">Tashkeel 3D</text:p>
        </text:list-item>
        <text:list-item>
          <text:p text:style-name="P50">Glia Inc</text:p>
        </text:list-item>
      </text:list>
      <text:p text:style-name="Text_20_body"/>
      <text:p text:style-name="Heading_20_1">Boundary <text:span text:style-name="T3">players</text:span><text:span text:style-name="T3"><office:annotation><dc:creator>Unknown Author</dc:creator><dc:date>2015-03-11T13:51:57</dc:date><text:p><text:span text:style-name="T36">These are outside the project team, staff and/or board, not directly included in the project by you.</text:span></text:p><text:p><text:span text:style-name="T36">Who do you need to keep in mind when developing and implementing the project? </text:span></text:p><text:p><text:span text:style-name="T36">Whose actions and/or decisions will/could impact on the project?</text:span></text:p><text:p><text:span text:style-name="T36">Who might challenge or try to block what you are trying to do?</text:span></text:p><text:p><text:span text:style-name="T36">Whose actions or decisions might hold a risk for your project?</text:span></text:p><text:p><text:span text:style-name="T36">Who might be able to help?</text:span></text:p><text:p><text:span text:style-name="T36"/></text:p></office:annotation></text:span></text:p>
      <text:p text:style-name="P9">Boundary players are listed below in order of disruption as a function of ability and likelihood.</text:p>
      <text:list xml:id="list4077820932" text:style-name="L4">
        <text:list-item>
          <text:p text:style-name="P51">Coordination of Government Activities in the Territories (COGAT) – Israeli unit responsible for blockade</text:p>
          <text:list>
            <text:list-item>
              <text:p text:style-name="P51">Might deny <text:span text:style-name="T17">project members</text:span> entry to Gaza</text:p>
            </text:list-item>
            <text:list-item>
              <text:p text:style-name="P51">Might deny equipment entry into Gaza</text:p>
            </text:list-item>
          </text:list>
        </text:list-item>
        <text:list-item>
          <text:p text:style-name="P51">Ministry of Interior (Israel)</text:p>
          <text:list>
            <text:list-item>
              <text:p text:style-name="P51">Might deny <text:span text:style-name="T17">project members</text:span> <text:span text:style-name="T17">visas to enter Israel</text:span></text:p>
            </text:list-item>
          </text:list>
        </text:list-item>
        <text:list-item>
          <text:p text:style-name="P51">Israel Security Agency (aka Shin Bet aka Shabak)</text:p>
          <text:list>
            <text:list-item>
              <text:p text:style-name="P51">Might declare project members as terrorists</text:p>
            </text:list-item>
          </text:list>
        </text:list-item>
        <text:list-item>
          <text:p text:style-name="P51">Canadian Security Intelligence Service / Royal Canadian Mounted Police (CSIS/RCMP)</text:p>
          <text:list>
            <text:list-item>
              <text:p text:style-name="P51">Might define work in Gaza as falling within Bill C51 (The Antiterrorism Act)</text:p>
            </text:list-item>
            <text:list-item>
              <text:p text:style-name="P51">Might order confiscation of laptops / electronics</text:p>
            </text:list-item>
          </text:list>
        </text:list-item>
        <text:list-item>
          <text:p text:style-name="P51">Health Canada</text:p>
        </text:list-item>
      </text:list>
      <text:list xml:id="list3742148417" text:style-name="L5">
        <text:list-item>
          <text:list>
            <text:list-item>
              <text:p text:style-name="P52">Licensing barriers might create down-time in projects in Gaza</text:p>
            </text:list-item>
          </text:list>
        </text:list-item>
      </text:list>
      <text:p text:style-name="Heading_20_1"/>
      <text:p text:style-name="P29">Methodology and activities<office:annotation><dc:creator>Unknown Author</dc:creator><dc:date>2015-03-11T13:53:40</dc:date><text:p><text:span text:style-name="T36">What will your approach be?</text:span></text:p><text:p><text:span text:style-name="T36">What activities will the project include?</text:span></text:p></office:annotation></text:p>
      <text:p text:style-name="P27">Manufacturing</text:p>
      <text:p text:style-name="P18">The <text:span text:style-name="T29">Foreign </text:span>office is presently <text:span text:style-name="T18">co-located with</text:span> Tashkeel 3D, a 3D printing, CNC and PCB-manufacturing facility currently based in a <text:span text:style-name="T29">3-room shared workshop. Glia will cover $300 of the $400 rent, and Tashkeel 3D will pay for the remainder. All of Tashkeel 3D’s equipment (CNC, tools, etc) will be available to Glia. See below in “Sustainability strategy” for the rationale on keeping Tashkeel 3D alive.</text:span></text:p>
      <text:p text:style-name="P17">This year, one of our goals will be the development of small-scale injection molding to allow for the more rapid mass manufacture of simple plastic parts.</text:p>
      <text:p text:style-name="P27">Research and development</text:p>
      <text:p text:style-name="P16">Research and development <text:span text:style-name="T30">was planned between the Glia office as well as the UCST-KY college and other public institutions. However, in November and December of 2017, control of public institutions passed partially to the Fatah political party, which has not proven capable of operating them. As such, these institutions have failed to contribute as we hoped a year ago.</text:span></text:p>
      <text:p text:style-name="P17">As an independent group, Glia has been able to continue to perform research and development work on several of our devices and manufacturing technologies.</text:p>
      <text:p text:style-name="P26">Personnel</text:p>
      <text:p text:style-name="P20">The office has three paid personnel, two engineers (Mohammed Abu Matar and Shaker Shaheen) and a helper. Because the office represents a real-life work opportunity, unpaid interns seconded from public universities will be leveraged as well. <text:span text:style-name="T34">This year, Dr. Mohammed Al-Attar will also join the team as the medical consultant.</text:span></text:p>
      <text:p text:style-name="P29">Outputs and deliverables<office:annotation><dc:creator>Unknown Author</dc:creator><dc:date>2015-03-11T13:54:06</dc:date><text:p><text:span text:style-name="T36">What will the tangible outputs of the project be?</text:span></text:p><text:p><text:span text:style-name="T36">What IP will be created during the project?</text:span></text:p></office:annotation></text:p>
      <text:p text:style-name="Heading_20_2">Medical device manufacturing</text:p>
      <text:p text:style-name="Text_20_body">The primary task of the team will be to create and distribute medical devices. The <text:span text:style-name="T31">primary goal for 2019 will be diversifying manufacture and distribution from the successful tourniquet project back to stethoscopes and onto pulse oximeters and other replacement parts</text:span>. <text:span text:style-name="T9">Using a graded model of distribution and continuous improvement, 100 stethoscopes will be delivered in the third quarter of 2019, accompanied by training on their use. Tourniquet production has already resulted in approximately 4,000 units and will target 10,000 units by the end of the year, depending on when the group’s injection molding capability comes online.</text:span></text:p>
      <text:list xml:id="list133319180779916" text:continue-list="list3960664306" text:style-name="L2">
        <text:list-item>
          <text:p text:style-name="P42">Produce medical devices in Gaza:</text:p>
          <text:list>
            <text:list-item>
              <text:p text:style-name="P43">Tourniquets – <text:span text:style-name="T34">continued production</text:span></text:p>
            </text:list-item>
            <text:list-item>
              <text:p text:style-name="P43">Stethoscopes – <text:span text:style-name="T31">continued production</text:span></text:p>
            </text:list-item>
            <text:list-item>
              <text:p text:style-name="P42">Pulse oximeters – <text:span text:style-name="T31">new production</text:span></text:p>
            </text:list-item>
            <text:list-item>
              <text:p text:style-name="P53">Otoscope – new production</text:p>
            </text:list-item>
          </text:list>
        </text:list-item>
        <text:list-item>
          <text:p text:style-name="P42">Train hospital biomedical engineering departments on use of 3D printing <text:span text:style-name="T31">for replacement parts like gears</text:span></text:p>
        </text:list-item>
        <text:list-item>
          <text:p text:style-name="P48">Train personnel of two new fablabs emerging in Gaza.</text:p>
        </text:list-item>
      </text:list>
      <text:p text:style-name="Heading_20_2">Medical device development</text:p>
      <text:p text:style-name="Text_20_body">The team is <text:span text:style-name="T32">currently working on expanding manufacturing capacity to allow us to realize mass manufacture of the devices that have been developed. The stethoscope and tourniquet projects are the main targets of this effort. Over the coming year, this effort will expand to include pulse oximetry as well</text:span></text:p>
      <text:p text:style-name="Heading_20_2">Personnel development</text:p>
      <text:p text:style-name="Text_20_body">Two engineers have been working extensively on 3D printing and its cultural dissemination in Gaza. They are Mohammed Abu Matar and <text:span text:style-name="T32">Shaker Shaheen</text:span>. Through this project, they will be given 1 day a week (<text:span text:style-name="T32">5</text:span> day work week) to work on independent projects as they see fit to help them develop their skills and interests.</text:p>
      <text:p text:style-name="Heading_20_2"><text:span text:style-name="T10">External</text:span> training <text:span text:style-name="T10">for 3D printing</text:span></text:p>
      <text:p text:style-name="P21">Terre des Hommes is an international NGO with a centre in Gaza that is developing a mobile fablab. For this project to succeed, they will need 3D printers and other equipment, which our team will provide. As well, they will need training for their mobile team.</text:p>
      <text:p text:style-name="P19"><text:soft-page-break/>Emaar Centre for Rehabilitation and Development is in a similar position, looking for support for their fixed fablab in the southern region. </text:p>
      <text:p text:style-name="P28">Time frame<office:annotation><dc:creator>Unknown Author</dc:creator><dc:date>2015-03-11T13:54:30</dc:date><text:p><text:span text:style-name="T36">When? </text:span></text:p><text:p><text:span text:style-name="T36">How long? </text:span></text:p></office:annotation></text:p>
      <text:p text:style-name="Text_20_body">One year, renewable. Start date is effective immediately.</text:p>
      <text:p text:style-name="Heading_20_1">Resources and budget</text:p>
      <text:p text:style-name="P23">Table 1. Capital costs</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34">Item</text:p>
          </table:table-cell>
          <table:table-cell table:style-name="Table5.A1" office:value-type="string">
            <text:p text:style-name="P35">Quantity</text:p>
          </table:table-cell>
          <table:table-cell table:style-name="Table5.A1" office:value-type="string">
            <text:p text:style-name="P35">Unit cost</text:p>
          </table:table-cell>
          <table:table-cell table:style-name="Table5.A1" office:value-type="string">
            <text:p text:style-name="P34">Total cost</text:p>
          </table:table-cell>
          <table:table-cell table:style-name="Table5.A1" office:value-type="string">
            <text:p text:style-name="P34">Contributor</text:p>
          </table:table-cell>
        </table:table-row>
        <table:table-row>
          <table:table-cell table:style-name="Table5.A2" office:value-type="string">
            <text:p text:style-name="P31">Solar system batteries</text:p>
          </table:table-cell>
          <table:table-cell table:style-name="Table5.A2" office:value-type="string">
            <text:p text:style-name="P33">1</text:p>
          </table:table-cell>
          <table:table-cell table:style-name="Table5.A2" office:value-type="string">
            <text:p text:style-name="P33">2700</text:p>
          </table:table-cell>
          <table:table-cell table:style-name="Table5.A2" office:value-type="string">
            <text:p text:style-name="P32">$2,700.00</text:p>
          </table:table-cell>
          <table:table-cell table:style-name="Table5.A2" office:value-type="string">
            <text:p text:style-name="P31">SF</text:p>
          </table:table-cell>
        </table:table-row>
        <table:table-row>
          <table:table-cell table:style-name="Table5.A3" office:value-type="string">
            <text:p text:style-name="P31">Injection molding machine</text:p>
          </table:table-cell>
          <table:table-cell table:style-name="Table5.A3" office:value-type="string">
            <text:p text:style-name="P33">1</text:p>
          </table:table-cell>
          <table:table-cell table:style-name="Table5.A3" office:value-type="string">
            <text:p text:style-name="P33">500</text:p>
          </table:table-cell>
          <table:table-cell table:style-name="Table5.A3" office:value-type="string">
            <text:p text:style-name="P32">$500.00</text:p>
          </table:table-cell>
          <table:table-cell table:style-name="Table5.A3" office:value-type="string">
            <text:p text:style-name="P31">SF</text:p>
          </table:table-cell>
        </table:table-row>
        <table:table-row>
          <table:table-cell table:style-name="Table5.A2" office:value-type="string">
            <text:p text:style-name="P31">Safety equipment</text:p>
          </table:table-cell>
          <table:table-cell table:style-name="Table5.A2" office:value-type="string">
            <text:p text:style-name="P33">1</text:p>
          </table:table-cell>
          <table:table-cell table:style-name="Table5.A2" office:value-type="string">
            <text:p text:style-name="P33">150</text:p>
          </table:table-cell>
          <table:table-cell table:style-name="Table5.A2" office:value-type="string">
            <text:p text:style-name="P32">$150.00</text:p>
          </table:table-cell>
          <table:table-cell table:style-name="Table5.A2" office:value-type="string">
            <text:p text:style-name="P31">SF</text:p>
          </table:table-cell>
        </table:table-row>
        <table:table-row>
          <table:table-cell table:style-name="Table5.A5" office:value-type="string">
            <text:p text:style-name="P31">Total</text:p>
          </table:table-cell>
          <table:table-cell table:style-name="Table5.A5" office:value-type="string">
            <text:p text:style-name="P31"/>
          </table:table-cell>
          <table:table-cell table:style-name="Table5.A5" office:value-type="string">
            <text:p text:style-name="P31"/>
          </table:table-cell>
          <table:table-cell table:style-name="Table5.A5" office:value-type="string">
            <text:p text:style-name="P32">$3,350.00</text:p>
          </table:table-cell>
          <table:table-cell table:style-name="Table5.A5" office:value-type="string">
            <text:p text:style-name="P31"/>
          </table:table-cell>
        </table:table-row>
      </table:table>
      <text:p text:style-name="P23"/>
      <text:p text:style-name="Text_20_body">Table 2. <text:span text:style-name="T4">Material costs</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34">Item</text:p>
          </table:table-cell>
          <table:table-cell table:style-name="Table3.A1" office:value-type="string">
            <text:p text:style-name="P34">Description</text:p>
          </table:table-cell>
          <table:table-cell table:style-name="Table3.A1" office:value-type="string">
            <text:p text:style-name="P35">Quantity</text:p>
          </table:table-cell>
          <table:table-cell table:style-name="Table3.A1" office:value-type="string">
            <text:p text:style-name="P35">Unit cost</text:p>
          </table:table-cell>
          <table:table-cell table:style-name="Table3.A1" office:value-type="string">
            <text:p text:style-name="P34">Total cost</text:p>
          </table:table-cell>
          <table:table-cell table:style-name="Table3.A1" office:value-type="string">
            <text:p text:style-name="P34">Contributor</text:p>
          </table:table-cell>
        </table:table-row>
        <table:table-row>
          <table:table-cell table:style-name="Table3.A2" office:value-type="string">
            <text:p text:style-name="P31">Plastic Pellets</text:p>
          </table:table-cell>
          <table:table-cell table:style-name="Table3.A2" office:value-type="string">
            <text:p text:style-name="P31">Chi Mei Polylac PA-757 ABS</text:p>
          </table:table-cell>
          <table:table-cell table:style-name="Table3.A2" office:value-type="string">
            <text:p text:style-name="P33">4</text:p>
          </table:table-cell>
          <table:table-cell table:style-name="Table3.A2" office:value-type="string">
            <text:p text:style-name="P33">200</text:p>
          </table:table-cell>
          <table:table-cell table:style-name="Table3.A2" office:value-type="string">
            <text:p text:style-name="P32">$800.00</text:p>
          </table:table-cell>
          <table:table-cell table:style-name="Table3.A2" office:value-type="string">
            <text:p text:style-name="P31">SF</text:p>
          </table:table-cell>
        </table:table-row>
        <table:table-row>
          <table:table-cell table:style-name="Table3.A3" office:value-type="string">
            <text:p text:style-name="P31">Printer materials</text:p>
          </table:table-cell>
          <table:table-cell table:style-name="Table3.A3" office:value-type="string">
            <text:p text:style-name="P31">Wood, paints, glue, etc.</text:p>
          </table:table-cell>
          <table:table-cell table:style-name="Table3.A3" office:value-type="string">
            <text:p text:style-name="P33">1</text:p>
          </table:table-cell>
          <table:table-cell table:style-name="Table3.A3" office:value-type="string">
            <text:p text:style-name="P33">100</text:p>
          </table:table-cell>
          <table:table-cell table:style-name="Table3.A3" office:value-type="string">
            <text:p text:style-name="P32">$100.00</text:p>
          </table:table-cell>
          <table:table-cell table:style-name="Table3.A3" office:value-type="string">
            <text:p text:style-name="P31">SF</text:p>
          </table:table-cell>
        </table:table-row>
        <table:table-row>
          <table:table-cell table:style-name="Table3.A2" office:value-type="string">
            <text:p text:style-name="P31">Tourniquet</text:p>
          </table:table-cell>
          <table:table-cell table:style-name="Table3.A2" office:value-type="string">
            <text:p text:style-name="P31"/>
          </table:table-cell>
          <table:table-cell table:style-name="Table3.A2" office:value-type="string">
            <text:p text:style-name="P33">1</text:p>
          </table:table-cell>
          <table:table-cell table:style-name="Table3.A2" office:value-type="string">
            <text:p text:style-name="P33">55</text:p>
          </table:table-cell>
          <table:table-cell table:style-name="Table3.A2" office:value-type="string">
            <text:p text:style-name="P32">$55.00</text:p>
          </table:table-cell>
          <table:table-cell table:style-name="Table3.A2" office:value-type="string">
            <text:p text:style-name="P31">GG</text:p>
          </table:table-cell>
        </table:table-row>
        <table:table-row>
          <table:table-cell table:style-name="Table3.A5" office:value-type="string">
            <text:p text:style-name="P34">Total</text:p>
          </table:table-cell>
          <table:table-cell table:style-name="Table3.A5" office:value-type="string">
            <text:p text:style-name="P34"/>
          </table:table-cell>
          <table:table-cell table:style-name="Table3.A5" office:value-type="string">
            <text:p text:style-name="P34"/>
          </table:table-cell>
          <table:table-cell table:style-name="Table3.A5" office:value-type="string">
            <text:p text:style-name="P34"/>
          </table:table-cell>
          <table:table-cell table:style-name="Table3.A5" office:value-type="string">
            <text:p text:style-name="P36">$955.00</text:p>
          </table:table-cell>
          <table:table-cell table:style-name="Table3.A5" office:value-type="string">
            <text:p text:style-name="P34"/>
          </table:table-cell>
        </table:table-row>
      </table:table>
      <text:p text:style-name="Text_20_body"/>
      <text:p text:style-name="Text_20_body"/>
      <text:p text:style-name="P30">Table 3. Monthly recurring costs</text:p>
      <table:table table:name="Table1" table:style-name="Table1" table:template-name="Tarek Table">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4">Item</text:p>
          </table:table-cell>
          <table:table-cell table:style-name="Table1.A1" office:value-type="string">
            <text:p text:style-name="P35">Quantity</text:p>
          </table:table-cell>
          <table:table-cell table:style-name="Table1.A1" office:value-type="string">
            <text:p text:style-name="P35">Monthly unit cost</text:p>
          </table:table-cell>
          <table:table-cell table:style-name="Table1.A1" office:value-type="string">
            <text:p text:style-name="P34">Total annual cost</text:p>
          </table:table-cell>
          <table:table-cell table:style-name="Table1.A1" office:value-type="string">
            <text:p text:style-name="P34">Contributor</text:p>
          </table:table-cell>
        </table:table-row>
        <table:table-row table:style-name="Table1.2">
          <table:table-cell table:style-name="Table1.A2" office:value-type="string">
            <text:p text:style-name="P31">Engineering salary</text:p>
          </table:table-cell>
          <table:table-cell table:style-name="Table1.A2" office:value-type="string">
            <text:p text:style-name="P33">2</text:p>
          </table:table-cell>
          <table:table-cell table:style-name="Table1.A2" office:value-type="string">
            <text:p text:style-name="P33">1000</text:p>
          </table:table-cell>
          <table:table-cell table:style-name="Table1.A2" office:value-type="string">
            <text:p text:style-name="P32">$24,000.00</text:p>
          </table:table-cell>
          <table:table-cell table:style-name="Table1.A2" office:value-type="string">
            <text:p text:style-name="P31">SF</text:p>
          </table:table-cell>
        </table:table-row>
        <table:table-row>
          <table:table-cell table:style-name="Table1.A3" office:value-type="string">
            <text:p text:style-name="P31">Support staff salary</text:p>
          </table:table-cell>
          <table:table-cell table:style-name="Table1.A3" office:value-type="string">
            <text:p text:style-name="P33">1</text:p>
          </table:table-cell>
          <table:table-cell table:style-name="Table1.A3" office:value-type="string">
            <text:p text:style-name="P33">1000</text:p>
          </table:table-cell>
          <table:table-cell table:style-name="Table1.A3" office:value-type="string">
            <text:p text:style-name="P32">$12,000.00</text:p>
          </table:table-cell>
          <table:table-cell table:style-name="Table1.A3" office:value-type="string">
            <text:p text:style-name="P31">SF</text:p>
          </table:table-cell>
        </table:table-row>
        <table:table-row>
          <table:table-cell table:style-name="Table1.A2" office:value-type="string">
            <text:p text:style-name="P31">Social media ads/expenses</text:p>
          </table:table-cell>
          <table:table-cell table:style-name="Table1.A2" office:value-type="string">
            <text:p text:style-name="P33">1</text:p>
          </table:table-cell>
          <table:table-cell table:style-name="Table1.A2" office:value-type="string">
            <text:p text:style-name="P33">5</text:p>
          </table:table-cell>
          <table:table-cell table:style-name="Table1.A2" office:value-type="string">
            <text:p text:style-name="P32">$60.00</text:p>
          </table:table-cell>
          <table:table-cell table:style-name="Table1.A2" office:value-type="string">
            <text:p text:style-name="P31">SF</text:p>
          </table:table-cell>
        </table:table-row>
        <table:table-row>
          <table:table-cell table:style-name="Table1.A3" office:value-type="string">
            <text:p text:style-name="P31">Maintenance</text:p>
          </table:table-cell>
          <table:table-cell table:style-name="Table1.A3" office:value-type="string">
            <text:p text:style-name="P33">1</text:p>
          </table:table-cell>
          <table:table-cell table:style-name="Table1.A3" office:value-type="string">
            <text:p text:style-name="P33">150</text:p>
          </table:table-cell>
          <table:table-cell table:style-name="Table1.A3" office:value-type="string">
            <text:p text:style-name="P32">$1,800.00</text:p>
          </table:table-cell>
          <table:table-cell table:style-name="Table1.A3" office:value-type="string">
            <text:p text:style-name="P31">SF</text:p>
          </table:table-cell>
        </table:table-row>
        <table:table-row>
          <table:table-cell table:style-name="Table1.A2" office:value-type="string">
            <text:p text:style-name="P31">Transportation</text:p>
          </table:table-cell>
          <table:table-cell table:style-name="Table1.A2" office:value-type="string">
            <text:p text:style-name="P33">1</text:p>
          </table:table-cell>
          <table:table-cell table:style-name="Table1.A2" office:value-type="string">
            <text:p text:style-name="P33">50</text:p>
          </table:table-cell>
          <table:table-cell table:style-name="Table1.A2" office:value-type="string">
            <text:p text:style-name="P32">$600.00</text:p>
          </table:table-cell>
          <table:table-cell table:style-name="Table1.A2" office:value-type="string">
            <text:p text:style-name="P31">SF</text:p>
          </table:table-cell>
        </table:table-row>
        <table:table-row>
          <table:table-cell table:style-name="Table1.A3" office:value-type="string">
            <text:p text:style-name="P31">Travel Expenses</text:p>
          </table:table-cell>
          <table:table-cell table:style-name="Table1.A3" office:value-type="string">
            <text:p text:style-name="P33">1</text:p>
          </table:table-cell>
          <table:table-cell table:style-name="Table1.A3" office:value-type="string">
            <text:p text:style-name="P33">140</text:p>
          </table:table-cell>
          <table:table-cell table:style-name="Table1.A3" office:value-type="string">
            <text:p text:style-name="P32">$1,680.00</text:p>
          </table:table-cell>
          <table:table-cell table:style-name="Table1.A3" office:value-type="string">
            <text:p text:style-name="P31">SF</text:p>
          </table:table-cell>
        </table:table-row>
        <table:table-row>
          <table:table-cell table:style-name="Table1.A2" office:value-type="string">
            <text:p text:style-name="P31">Travel Expenses</text:p>
          </table:table-cell>
          <table:table-cell table:style-name="Table1.A2" office:value-type="string">
            <text:p text:style-name="P33">1</text:p>
          </table:table-cell>
          <table:table-cell table:style-name="Table1.A2" office:value-type="string">
            <text:p text:style-name="P33">280</text:p>
          </table:table-cell>
          <table:table-cell table:style-name="Table1.A2" office:value-type="string">
            <text:p text:style-name="P32">$3,360.00</text:p>
          </table:table-cell>
          <table:table-cell table:style-name="Table1.A2" office:value-type="string">
            <text:p text:style-name="P31">GG</text:p>
          </table:table-cell>
        </table:table-row>
        <table:table-row>
          <table:table-cell table:style-name="Table1.A3" office:value-type="string">
            <text:p text:style-name="P31">Rent</text:p>
          </table:table-cell>
          <table:table-cell table:style-name="Table1.A3" office:value-type="string">
            <text:p text:style-name="P33">1</text:p>
          </table:table-cell>
          <table:table-cell table:style-name="Table1.A3" office:value-type="string">
            <text:p text:style-name="P33">200</text:p>
          </table:table-cell>
          <table:table-cell table:style-name="Table1.A3" office:value-type="string">
            <text:p text:style-name="P32">$2,400.00</text:p>
          </table:table-cell>
          <table:table-cell table:style-name="Table1.A3" office:value-type="string">
            <text:p text:style-name="P31">SF</text:p>
          </table:table-cell>
        </table:table-row>
        <table:table-row>
          <table:table-cell table:style-name="Table1.A2" office:value-type="string">
            <text:p text:style-name="P31">Accident insurance</text:p>
          </table:table-cell>
          <table:table-cell table:style-name="Table1.A2" office:value-type="string">
            <text:p text:style-name="P33">1</text:p>
          </table:table-cell>
          <table:table-cell table:style-name="Table1.A2" office:value-type="string">
            <text:p text:style-name="P33">33.33</text:p>
          </table:table-cell>
          <table:table-cell table:style-name="Table1.A2" office:value-type="string">
            <text:p text:style-name="P32">$400.00</text:p>
          </table:table-cell>
          <table:table-cell table:style-name="Table1.A2" office:value-type="string">
            <text:p text:style-name="P31">SF</text:p>
          </table:table-cell>
        </table:table-row>
        <table:table-row>
          <table:table-cell table:style-name="Table1.A3" office:value-type="string">
            <text:p text:style-name="P31">Accounts receivable payback</text:p>
          </table:table-cell>
          <table:table-cell table:style-name="Table1.A3" office:value-type="string">
            <text:p text:style-name="P33">1</text:p>
          </table:table-cell>
          <table:table-cell table:style-name="Table1.A3" office:value-type="string">
            <text:p text:style-name="P33">33.33</text:p>
          </table:table-cell>
          <table:table-cell table:style-name="Table1.A3" office:value-type="string">
            <text:p text:style-name="P32">$400.00</text:p>
          </table:table-cell>
          <table:table-cell table:style-name="Table1.A3" office:value-type="string">
            <text:p text:style-name="P31">SF</text:p>
          </table:table-cell>
        </table:table-row>
        <table:table-row>
          <table:table-cell table:style-name="Table1.A12" office:value-type="string">
            <text:p text:style-name="P34">Total</text:p>
          </table:table-cell>
          <table:table-cell table:style-name="Table1.A12" office:value-type="string">
            <text:p text:style-name="P34"/>
          </table:table-cell>
          <table:table-cell table:style-name="Table1.A12" office:value-type="string">
            <text:p text:style-name="P34"/>
          </table:table-cell>
          <table:table-cell table:style-name="Table1.A12" office:value-type="string">
            <text:p text:style-name="P36">$46,700.00</text:p>
          </table:table-cell>
          <table:table-cell table:style-name="Table1.A12" office:value-type="string">
            <text:p text:style-name="P31"/>
          </table:table-cell>
        </table:table-row>
      </table:table>
      <text:p text:style-name="Text_20_body"/>
      <text:p text:style-name="P24">Table 4. Miscellaneous costs</text:p>
      <table:table table:name="Table2" table:style-name="Table2" table:template-name="Tarek Table">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4">Item</text:p>
          </table:table-cell>
          <table:table-cell table:style-name="Table2.A1" office:value-type="string">
            <text:p text:style-name="P35">Quantity</text:p>
          </table:table-cell>
          <table:table-cell table:style-name="Table2.A1" office:value-type="string">
            <text:p text:style-name="P35">Unit cost</text:p>
          </table:table-cell>
          <table:table-cell table:style-name="Table2.A1" office:value-type="string">
            <text:p text:style-name="P34">Total cost</text:p>
          </table:table-cell>
          <table:table-cell table:style-name="Table2.A1" office:value-type="string">
            <text:p text:style-name="P34">Contributor</text:p>
          </table:table-cell>
        </table:table-row>
        <table:table-row>
          <table:table-cell table:style-name="Table2.A2" office:value-type="string">
            <text:p text:style-name="P31">Contingency fund</text:p>
          </table:table-cell>
          <table:table-cell table:style-name="Table2.A2" office:value-type="string">
            <text:p text:style-name="P33">1</text:p>
          </table:table-cell>
          <table:table-cell table:style-name="Table2.A2" office:value-type="string">
            <text:p text:style-name="P33">1250</text:p>
          </table:table-cell>
          <table:table-cell table:style-name="Table2.A2" office:value-type="string">
            <text:p text:style-name="P32">$1,250.00</text:p>
          </table:table-cell>
          <table:table-cell table:style-name="Table2.A2" office:value-type="string">
            <text:p text:style-name="P31">SF</text:p>
          </table:table-cell>
        </table:table-row>
        <table:table-row>
          <table:table-cell table:style-name="Table2.A3" office:value-type="string">
            <text:p text:style-name="P31">Contingency fund</text:p>
          </table:table-cell>
          <table:table-cell table:style-name="Table2.A3" office:value-type="string">
            <text:p text:style-name="P33">1</text:p>
          </table:table-cell>
          <table:table-cell table:style-name="Table2.A3" office:value-type="string">
            <text:p text:style-name="P33">625</text:p>
          </table:table-cell>
          <table:table-cell table:style-name="Table2.A3" office:value-type="string">
            <text:p text:style-name="P32">$625.00</text:p>
          </table:table-cell>
          <table:table-cell table:style-name="Table2.A3" office:value-type="string">
            <text:p text:style-name="P31">GG</text:p>
          </table:table-cell>
        </table:table-row>
        <table:table-row>
          <table:table-cell table:style-name="Table2.A2" office:value-type="string">
            <text:p text:style-name="P31">Contingency fund</text:p>
          </table:table-cell>
          <table:table-cell table:style-name="Table2.A2" office:value-type="string">
            <text:p text:style-name="P33">1</text:p>
          </table:table-cell>
          <table:table-cell table:style-name="Table2.A2" office:value-type="string">
            <text:p text:style-name="P33">625</text:p>
          </table:table-cell>
          <table:table-cell table:style-name="Table2.A2" office:value-type="string">
            <text:p text:style-name="P32">$625.00</text:p>
          </table:table-cell>
          <table:table-cell table:style-name="Table2.A2" office:value-type="string">
            <text:p text:style-name="P31">GC</text:p>
          </table:table-cell>
        </table:table-row>
        <table:table-row>
          <table:table-cell table:style-name="Table2.A3" office:value-type="string">
            <text:p text:style-name="P31">Medical Conference / Hackathon</text:p>
          </table:table-cell>
          <table:table-cell table:style-name="Table2.A3" office:value-type="string">
            <text:p text:style-name="P33">1</text:p>
          </table:table-cell>
          <table:table-cell table:style-name="Table2.A3" office:value-type="string">
            <text:p text:style-name="P33">600</text:p>
          </table:table-cell>
          <table:table-cell table:style-name="Table2.A3" office:value-type="string">
            <text:p text:style-name="P32">$600.00</text:p>
          </table:table-cell>
          <table:table-cell table:style-name="Table2.A3" office:value-type="string">
            <text:p text:style-name="P31">SF</text:p>
          </table:table-cell>
        </table:table-row>
        <table:table-row>
          <table:table-cell table:style-name="Table2.A2" office:value-type="string">
            <text:p text:style-name="P31">Medical Conference / Hackathon</text:p>
          </table:table-cell>
          <table:table-cell table:style-name="Table2.A2" office:value-type="string">
            <text:p text:style-name="P33">1</text:p>
          </table:table-cell>
          <table:table-cell table:style-name="Table2.A2" office:value-type="string">
            <text:p text:style-name="P33">300</text:p>
          </table:table-cell>
          <table:table-cell table:style-name="Table2.A2" office:value-type="string">
            <text:p text:style-name="P32">$300.00</text:p>
          </table:table-cell>
          <table:table-cell table:style-name="Table2.A2" office:value-type="string">
            <text:p text:style-name="P31">GG</text:p>
          </table:table-cell>
        </table:table-row>
        <table:table-row>
          <table:table-cell table:style-name="Table2.A3" office:value-type="string">
            <text:p text:style-name="P31">Other</text:p>
          </table:table-cell>
          <table:table-cell table:style-name="Table2.A3" office:value-type="string">
            <text:p text:style-name="P33">1</text:p>
          </table:table-cell>
          <table:table-cell table:style-name="Table2.A3" office:value-type="string">
            <text:p text:style-name="P33">587</text:p>
          </table:table-cell>
          <table:table-cell table:style-name="Table2.A3" office:value-type="string">
            <text:p text:style-name="P32">$587.00</text:p>
          </table:table-cell>
          <table:table-cell table:style-name="Table2.A3" office:value-type="string">
            <text:p text:style-name="P31">SF</text:p>
          </table:table-cell>
        </table:table-row>
        <table:table-row>
          <table:table-cell table:style-name="Table2.A8" office:value-type="string">
            <text:p text:style-name="P34">Total</text:p>
          </table:table-cell>
          <table:table-cell table:style-name="Table2.A8" office:value-type="string">
            <text:p text:style-name="P34"/>
          </table:table-cell>
          <table:table-cell table:style-name="Table2.A8" office:value-type="string">
            <text:p text:style-name="P34"/>
          </table:table-cell>
          <table:table-cell table:style-name="Table2.A8" office:value-type="string">
            <text:p text:style-name="P36">$3,987.00</text:p>
          </table:table-cell>
          <table:table-cell table:style-name="Table2.A8" office:value-type="string">
            <text:p text:style-name="P31"/>
          </table:table-cell>
        </table:table-row>
      </table:table>
      <text:p text:style-name="P24"/>
      <text:p text:style-name="Text_20_body"/>
      <text:p text:style-name="P30">Table <text:span text:style-name="T35">5</text:span>. <text:span text:style-name="T35">Organizational contributions</text:span></text:p>
      <table:table table:name="Table6" table:style-name="Table6" table:template-name="Tarek Table">
        <table:table-column table:style-name="Table6.A" table:number-columns-repeated="3"/>
        <table:table-row table:style-name="Table6.1">
          <table:table-cell table:style-name="Table6.A1" office:value-type="string">
            <text:p text:style-name="P34">Organization</text:p>
          </table:table-cell>
          <table:table-cell table:style-name="Table6.A1" office:value-type="string">
            <text:p text:style-name="P34">Amount</text:p>
          </table:table-cell>
          <table:table-cell table:style-name="Table6.A1" office:value-type="string">
            <text:p text:style-name="P34">Percent</text:p>
          </table:table-cell>
        </table:table-row>
        <table:table-row>
          <table:table-cell table:style-name="Table6.A2" office:value-type="string">
            <text:p text:style-name="P31">Glia Gaza</text:p>
          </table:table-cell>
          <table:table-cell table:style-name="Table6.A2" office:value-type="string">
            <text:p text:style-name="P31">$4,340.00</text:p>
          </table:table-cell>
          <table:table-cell table:style-name="Table6.A2" office:value-type="string">
            <text:p text:style-name="P31">7.89%</text:p>
          </table:table-cell>
        </table:table-row>
        <table:table-row>
          <table:table-cell table:style-name="Table6.A3" office:value-type="string">
            <text:p text:style-name="P31">Glia Canada</text:p>
          </table:table-cell>
          <table:table-cell table:style-name="Table6.A3" office:value-type="string">
            <text:p text:style-name="P31">$625.00</text:p>
          </table:table-cell>
          <table:table-cell table:style-name="Table6.A3" office:value-type="string">
            <text:p text:style-name="P31">1.14%</text:p>
          </table:table-cell>
        </table:table-row>
        <table:table-row>
          <table:table-cell table:style-name="Table6.A2" office:value-type="string">
            <text:p text:style-name="P31">Shuttleworth Foundation</text:p>
          </table:table-cell>
          <table:table-cell table:style-name="Table6.A2" office:value-type="string">
            <text:p text:style-name="P31">$50,027.00</text:p>
          </table:table-cell>
          <table:table-cell table:style-name="Table6.A2" office:value-type="string">
            <text:p text:style-name="P31">90.97%</text:p>
          </table:table-cell>
        </table:table-row>
        <table:table-row>
          <table:table-cell table:style-name="Table6.A5" office:value-type="string">
            <text:p text:style-name="P34">Total</text:p>
          </table:table-cell>
          <table:table-cell table:style-name="Table6.A5" office:value-type="string">
            <text:p text:style-name="P34">$54,992.00</text:p>
          </table:table-cell>
          <table:table-cell table:style-name="Table6.A5" office:value-type="string">
            <text:p text:style-name="P34">100.00%</text:p>
          </table:table-cell>
        </table:table-row>
      </table:table>
      <text:p text:style-name="P25"/>
      <text:p text:style-name="P25">Table <text:span text:style-name="T35">6</text:span>. <text:span text:style-name="T35">Total costs</text:span></text:p>
      <table:table table:name="Table4" table:style-name="Table4" table:template-name="Tarek Table">
        <table:table-column table:style-name="Table4.A"/>
        <table:table-column table:style-name="Table4.B"/>
        <table:table-row table:style-name="Table4.1">
          <table:table-cell table:style-name="Table4.A1" office:value-type="string">
            <text:p text:style-name="P31">Capital costs</text:p>
          </table:table-cell>
          <table:table-cell table:style-name="Table4.A1" office:value-type="string">
            <text:p text:style-name="P31">$3,350.00</text:p>
          </table:table-cell>
        </table:table-row>
        <table:table-row>
          <table:table-cell table:style-name="Table4.A2" office:value-type="string">
            <text:p text:style-name="P31">Material costs</text:p>
          </table:table-cell>
          <table:table-cell table:style-name="Table4.A2" office:value-type="string">
            <text:p text:style-name="P31">$955.00</text:p>
          </table:table-cell>
        </table:table-row>
        <table:table-row>
          <table:table-cell table:style-name="Table4.A3" office:value-type="string">
            <text:p text:style-name="P31">Monthly recurring costs</text:p>
          </table:table-cell>
          <table:table-cell table:style-name="Table4.A3" office:value-type="string">
            <text:p text:style-name="P31">$46,700.00</text:p>
          </table:table-cell>
        </table:table-row>
        <table:table-row>
          <table:table-cell table:style-name="Table4.A2" office:value-type="string">
            <text:p text:style-name="P31">Miscellaneous Costs</text:p>
          </table:table-cell>
          <table:table-cell table:style-name="Table4.A2" office:value-type="string">
            <text:p text:style-name="P31">$3,987.00</text:p>
          </table:table-cell>
        </table:table-row>
        <table:table-row>
          <table:table-cell table:style-name="Table4.A5" office:value-type="string">
            <text:p text:style-name="P34">Total</text:p>
          </table:table-cell>
          <table:table-cell table:style-name="Table4.A5" office:value-type="string">
            <text:p text:style-name="P34">$54,992.00</text:p>
          </table:table-cell>
        </table:table-row>
      </table:table>
      <text:p text:style-name="Heading_20_1">Measures of success<office:annotation><dc:creator>Unknown Author</dc:creator><dc:date>2015-03-11T13:55:23</dc:date><text:p><text:span text:style-name="T36">How will you know whether the project was successful or not?</text:span></text:p></office:annotation></text:p>
      <text:p text:style-name="Heading_20_2">What changes in behaviour do you expect to see?</text:p>
      <text:p text:style-name="P12">1. Independence <text:span text:style-name="T21">of the engineers in Gaza to create, research and manufacture devices</text:span></text:p>
      <text:p text:style-name="P13">2. Ability of <text:span text:style-name="T33">TdH, Emaar, </text:span>UCST-KY and WWB to 3D print with competence</text:p>
      <text:p text:style-name="Heading_20_2">What changes in behaviour would you like to see?</text:p>
      <text:p text:style-name="P22">We have gained some hardcore credibility through our ability to be on the field and in the academic ivory tower. However, people have looked curiously at us, rather than jumping in. After a year of visible successes, we hope others will be convinced that the use of open source works and that what we are doing is possible.</text:p>
      <text:p text:style-name="Heading_20_2">What changes in behaviour would you love to see?</text:p>
      <text:p text:style-name="P13">Complete independence and collaboration between all teams.</text:p>
      <text:p text:style-name="Heading_20_1"/>
      <text:p text:style-name="P29">Communication strategy<office:annotation><dc:creator>Unknown Author</dc:creator><dc:date>2015-03-11T13:56:01</dc:date><text:p><text:span text:style-name="T36">How will you engage partners (boundary and strategic)?</text:span></text:p><text:p><text:span text:style-name="T36">How will you advocate about your project in its contextual environment?</text:span></text:p><text:p><text:span text:style-name="T36">How will you share the process of implementing the project?</text:span></text:p><text:p><text:span text:style-name="T36">How will you share what you learn/discover/find/recommend?</text:span></text:p></office:annotation></text:p>
      <text:p text:style-name="P10">Intra-group communication will be done using Mattermost, Kanboard, email and in-person meetings.</text:p>
      <text:p text:style-name="P10">External communication will be via twitter, facebook, instagram and public talks in Gaza and internationally.</text:p>
      <text:p text:style-name="Heading_20_1"><text:span text:style-name="T19">S</text:span>ustainability strategy<office:annotation><dc:creator>Unknown Author</dc:creator><dc:date>2015-03-11T13:56:42</dc:date><text:p><text:span text:style-name="T36">When this funding ends, then what?</text:span></text:p></office:annotation></text:p>
      <text:p text:style-name="P11">Sustainability of this project will depend on three main strategies.</text:p>
      <text:p text:style-name="P11">For our partners, the innate advantage of cooperating in the project will hopefully be worth contributions from both via future grants or internal funding pools.</text:p>
      <text:p text:style-name="P11">For the development component, we will continue to apply for and obtain academic grant funding, hopefully even a major grant via the Canadian science research system (<text:span text:style-name="T20">Natural Sciences and Engineering Research Council, </text:span>NSERC; <text:span text:style-name="T20">or Canadian Institutes of Health Research, CIHR</text:span>).</text:p>
      <text:p text:style-name="P11"><text:span text:style-name="T20">The third strategy is to attempt to create a high-impact revenue stream by transferring some legitimacy and capability from this project</text:span> to Tashkeel 3D, <text:span text:style-name="T20">which should be in a position to take over Glia’s funding needs by using commercial contracts to fund the office after the completion of the granting period.</text:span></text:p>
      <text:p text:style-name="Heading_20_1">Risks<office:annotation><dc:creator>Unknown Author</dc:creator><dc:date>2015-03-11T13:57:09</dc:date><text:p><text:span text:style-name="T36">What should you look out for?</text:span></text:p><text:p><text:span text:style-name="T36">What risks do you face in project implementation?</text:span></text:p><text:p><text:span text:style-name="T36">Risks for uptake?</text:span></text:p><text:p><text:span text:style-name="T36">Risks for exit/sustainability/viability?</text:span></text:p></office:annotation></text:p>
      <text:p text:style-name="P13">The main risks for this office and its personnel are:</text:p>
      <text:list xml:id="list794570916" text:style-name="L6">
        <text:list-item>
          <text:p text:style-name="P55">Personnel gaining status and taking higher paid jobs elsewhere</text:p>
        </text:list-item>
        <text:list-item>
          <text:p text:style-name="P56">Personnel being targeted by Israeli authorities for perceived anti-Israeli activities</text:p>
        </text:list-item>
        <text:list-item>
          <text:p text:style-name="P56">Personnel being targeted by Palestinian authorities for perceived anti-Palestinian activities</text:p>
        </text:list-item>
        <text:list-item>
          <text:p text:style-name="P56">Theft, confiscation or destruction of office and equipment by Israeli or Palestinian forces</text:p>
        </text:list-item>
        <text:list-item>
          <text:p text:style-name="P56">Theft of equipment by domestic competitors or idiots</text:p>
        </text:list-item>
        <text:list-item>
          <text:p text:style-name="P56">Engagement of office personnel in non-medical activities of 3D printing, <text:span text:style-name="T22">such as commercial or military us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Wingdings" svg:font-family="Wingdings" style:font-charset="x-symbol"/>
    <style:font-face style:name="Wingdings 2" svg:font-family="'Wingdings 2'" style:font-charset="x-symbol"/>
    <style:font-face style:name="StarSymbol1" svg:font-family="StarSymbol, 'Arial Unicode MS'"/>
    <style:font-face style:name="Courier New" svg:font-family="'Courier New'" style:font-family-generic="modern"/>
    <style:font-face style:name="Cantarell" svg:font-family="Cantarell" style:font-pitch="variable"/>
    <style:font-face style:name="Cantarell1" svg:font-family="Cantarell" style:font-adornments="Bold" style:font-pitch="variable"/>
    <style:font-face style:name="DejaVu Sans" svg:font-family="'DejaVu Sans'" style:font-pitch="variable"/>
    <style:font-face style:name="Ubuntu" svg:font-family="Ubuntu" style:font-adornments="Regular"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ZA"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Ubuntu" fo:font-family="Ubuntu" style:font-style-name="Regular" style:font-pitch="variable" fo:font-size="11pt" fo:language="en" fo:country="US" style:letter-kerning="true" style:font-name-asian="Times New Roman" style:font-family-asian="'Times New Roman'" style:font-family-generic-asian="roman" style:font-pitch-asian="variable" style:font-size-asian="11pt" style:language-asian="zxx" style:country-asian="none"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Text_20_body" style:display-name="Text body" style:family="paragraph" style:parent-style-name="Standard" style:list-style-name="" style:class="text">
      <style:paragraph-properties fo:margin-top="0cm" fo:margin-bottom="0.3cm" loext:contextual-spacing="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Heading_20_1" style:display-name="Heading 1" style:family="paragraph" style:parent-style-name="Standard" style:next-style-name="Standard" style:class="text">
      <loext:graphic-properties draw:fill-image-width="0cm" draw:fill-image-height="0cm"/>
      <style:paragraph-properties fo:margin-left="0cm" fo:margin-right="0cm" fo:margin-top="1cm" fo:margin-bottom="0.3cm" loext:contextual-spacing="false" fo:line-height="150%" fo:text-align="justify" style:justify-single-word="false" fo:text-indent="0cm" style:auto-text-indent="false" fo:padding="0.049cm" fo:border-left="none" fo:border-right="none" fo:border-top="none" fo:border-bottom="0.99pt solid #999999" style:shadow="none" style:writing-mode="lr-tb">
        <style:tab-stops/>
      </style:paragraph-properties>
      <style:text-properties fo:color="#666666" fo:font-size="14pt" fo:letter-spacing="0.018cm" fo:font-weight="bold"/>
    </style:style>
    <style:style style:name="Heading_20_2" style:display-name="Heading 2" style:family="paragraph" style:parent-style-name="Standard" style:next-style-name="Standard" style:class="text">
      <style:paragraph-properties fo:margin-left="0cm" fo:margin-right="0cm" fo:margin-top="0.801cm" fo:margin-bottom="0cm" loext:contextual-spacing="false" fo:line-height="150%" fo:text-align="justify" style:justify-single-word="false" fo:text-indent="0cm" style:auto-text-indent="false" style:writing-mode="lr-tb"/>
      <style:text-properties fo:color="#666666" fo:font-size="12pt" fo:letter-spacing="0.011cm" fo:font-weight="bold"/>
    </style:style>
    <style:style style:name="Heading_20_3" style:display-name="Heading 3" style:family="paragraph" style:parent-style-name="Standard" style:next-style-name="Standard" style:class="text" style:master-page-name="">
      <style:paragraph-properties fo:margin-left="0cm" fo:margin-right="0cm" fo:margin-top="0.3cm" fo:margin-bottom="0.101cm" loext:contextual-spacing="false" fo:line-height="100%" fo:text-align="justify" style:justify-single-word="false" fo:text-indent="0cm" style:auto-text-indent="false" style:page-number="auto" style:writing-mode="lr-tb">
        <style:tab-stops>
          <style:tab-stop style:position="5.001cm"/>
        </style:tab-stops>
      </style:paragraph-properties>
      <style:text-properties fo:font-style="italic"/>
    </style:style>
    <style:style style:name="Heading_20_4" style:display-name="Heading 4" style:family="paragraph" style:parent-style-name="Standard" style:next-style-name="Standard" style:default-outline-level="4" style:class="text">
      <style:paragraph-properties fo:margin-left="0cm" fo:margin-right="0cm" fo:margin-top="0cm" fo:margin-bottom="0.423cm" loext:contextual-spacing="false" fo:line-height="150%" fo:text-align="justify" style:justify-single-word="false" fo:text-indent="0cm" style:auto-text-indent="false">
        <style:tab-stops>
          <style:tab-stop style:position="7.001cm"/>
        </style:tab-stops>
      </style:paragraph-properties>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style:tab-stops>
          <style:tab-stop style:position="9.502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text-indent="0cm" style:auto-text-indent="false"/>
      <style:text-properties fo:font-size="10pt" style:font-size-asian="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loext:contextual-spacing="false" fo:text-indent="0cm" style:auto-text-indent="false"/>
      <style:text-properties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text-indent="0cm" style:auto-text-indent="false"/>
      <style:text-properties fo:font-size="9pt" fo:font-style="italic" fo:font-weight="bold" style:font-size-asian="9pt" style:font-style-asian="italic" style:font-weight-asian="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list-style-name="List_20_1" style:class="list">
      <style:paragraph-properties fo:margin-top="0cm" fo:margin-bottom="0cm" loext:contextual-spacing="false" style:writing-mode="lr-tb"/>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line-height="150%">
        <style:tab-stops>
          <style:tab-stop style:position="16.484cm" style:type="right" style:leader-style="dotted" style:leader-text="."/>
        </style:tab-stops>
      </style:paragraph-properties>
      <style:text-properties fo:language="zxx" fo:country="none" style:language-asian="zxx" style:country-asian="none"/>
    </style:style>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Contents_20_4" style:display-name="Contents 4" style:family="paragraph" style:parent-style-name="Standard" style:next-style-name="Standard" style:class="index">
      <style:paragraph-properties fo:margin-left="1.164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style>
    <style:style style:name="Contents_20_6" style:display-name="Contents 6" style:family="paragraph" style:parent-style-name="Standard" style:next-style-name="Standard" style:class="index">
      <style:paragraph-properties fo:margin-left="1.94cm" fo:margin-right="0cm" fo:text-indent="0cm" style:auto-text-indent="false"/>
    </style:style>
    <style:style style:name="Contents_20_7" style:display-name="Contents 7" style:family="paragraph" style:parent-style-name="Standard" style:next-style-name="Standard" style:class="index">
      <style:paragraph-properties fo:margin-left="2.328cm" fo:margin-right="0cm" fo:text-indent="0cm" style:auto-text-indent="false"/>
    </style:style>
    <style:style style:name="Contents_20_8" style:display-name="Contents 8" style:family="paragraph" style:parent-style-name="Standard" style:next-style-name="Standard" style:class="index">
      <style:paragraph-properties fo:margin-left="2.716cm" fo:margin-right="0cm" fo:text-indent="0cm" style:auto-text-indent="false"/>
    </style:style>
    <style:style style:name="Contents_20_9" style:display-name="Contents 9" style:family="paragraph" style:parent-style-name="Standard" style:next-style-name="Standard" style:class="index">
      <style:paragraph-properties fo:margin-left="3.39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dd_20_row" style:display-name="Odd row" style:family="paragraph" style:parent-style-name="Table_20_Contents" style:master-page-name="">
      <loext:graphic-properties draw:fill="solid" draw:fill-color="#eeeeee" draw:fill-image-width="0cm" draw:fill-image-height="0cm"/>
      <style:paragraph-properties style:page-number="auto" fo:background-color="#eeeeee" style:writing-mode="lr-tb"/>
      <style:text-properties fo:color="#000000" style:font-name="Cantarell" fo:font-family="Cantarell" style:font-pitch="variable"/>
    </style:style>
    <style:style style:name="Title" style:family="paragraph" style:parent-style-name="Heading" style:class="chapter">
      <style:paragraph-properties style:writing-mode="lr-tb"/>
      <style:text-properties fo:color="#808080" style:font-name="Cantarell1" fo:font-family="Cantarell" style:font-style-name="Bold" style:font-pitch="variable" fo:letter-spacing="0.035cm" fo:font-weight="bold"/>
    </style:style>
    <style:style style:name="Numbering_20_1" style:display-name="Numbering 1" style:family="paragraph" style:parent-style-name="List" style:class="list"/>
    <style:style style:name="List_20_1" style:display-name="List 1" style:family="paragraph" style:parent-style-name="List" style:class="list">
      <style:paragraph-properties style:writing-mode="lr-tb"/>
    </style:style>
    <style:style style:name="List_20_1_20_Cont." style:display-name="List 1 Cont." style:family="paragraph" style:parent-style-name="List" style:class="list"/>
    <style:style style:name="List_20_2" style:display-name="List 2" style:family="paragraph" style:parent-style-name="List" style:class="list"/>
    <style:style style:name="List_20_3" style:display-name="List 3" style:family="paragraph" style:parent-style-name="List" style:class="list"/>
    <style:style style:name="List_20_Indent" style:display-name="List Indent" style:family="paragraph" style:parent-style-name="Text_20_body" style:class="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z0" style:family="text">
      <style:text-properties style:font-name="Wingdings" fo:font-family="Wingdings" style:font-charset="x-symbol" fo:font-size="9pt" style:font-size-asian="9pt" style:font-name-complex="StarSymbol"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 style:font-family-complex="StarSymbol, 'Arial Unicode MS'" style:font-charset-complex="x-symbol" style:font-size-complex="9pt"/>
    </style:style>
    <style:style style:name="WW8Num2z2" style:family="text">
      <style:text-properties style:font-name="StarSymbol1" fo:font-family="StarSymbol, 'Arial Unicode MS'" fo:font-size="9pt" style:font-size-asian="9pt" style:font-name-complex="StarSymbol" style:font-family-complex="StarSymbol, 'Arial Unicode MS'" style:font-charset-complex="x-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width="1.499cm"/>
      </text:outline-level-style>
      <text:outline-level-style text:level="2" text:style-name="WW8Num1z0" style:num-format="1" text:display-levels="2">
        <style:list-level-properties text:space-before="1.499cm" text:min-label-width="1.752cm"/>
      </text:outline-level-style>
      <text:outline-level-style text:level="3" style:num-format="1" text:display-levels="3">
        <style:list-level-properties text:space-before="3.251cm" text:min-label-width="1.75cm"/>
      </text:outline-level-style>
      <text:outline-level-style text:level="4" style:num-format="1" text:display-levels="4">
        <style:list-level-properties text:space-before="5.001cm" text:min-label-width="2cm"/>
      </text:outline-level-style>
      <text:outline-level-style text:level="5" style:num-format="1" text:display-levels="5">
        <style:list-level-properties text:space-before="7.001cm" text:min-label-width="2.501cm"/>
      </text:outline-level-style>
      <text:outline-level-style text:level="6" style:num-format="1" text:display-levels="6">
        <style:list-level-properties text:min-label-width="2.03cm"/>
      </text:outline-level-style>
      <text:outline-level-style text:level="7" style:num-format="1" text:display-levels="7">
        <style:list-level-properties text:min-label-width="2.29cm"/>
      </text:outline-level-style>
      <text:outline-level-style text:level="8" style:num-format="1" text:display-levels="8">
        <style:list-level-properties text:min-label-width="2.54cm"/>
      </text:outline-level-style>
      <text:outline-level-style text:level="9" style:num-format="1" text:display-levels="9">
        <style:list-level-properties text:min-label-width="2.7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8Num1">
      <text:list-level-style-number text:level="1" text:style-name="WW8Num1z0" style:num-suffix="." style:num-format="1">
        <style:list-level-properties text:min-label-width="1.499cm"/>
      </text:list-level-style-number>
      <text:list-level-style-number text:level="2" text:style-name="WW8Num1z0" style:num-format="1" text:display-levels="2">
        <style:list-level-properties text:space-before="1.499cm" text:min-label-width="1.752cm"/>
      </text:list-level-style-number>
      <text:list-level-style-number text:level="3" style:num-format="1" text:display-levels="3">
        <style:list-level-properties text:space-before="3.251cm" text:min-label-width="1.75cm"/>
      </text:list-level-style-number>
      <text:list-level-style-number text:level="4" style:num-format="1" text:display-levels="4">
        <style:list-level-properties text:space-before="5.001cm" text:min-label-width="2cm"/>
      </text:list-level-style-number>
      <text:list-level-style-number text:level="5" style:num-format="1" text:display-levels="5">
        <style:list-level-properties text:space-before="7.001cm" text:min-label-width="2.501cm"/>
      </text:list-level-style-number>
      <text:list-level-style-number text:level="6" style:num-format="1" text:display-levels="6">
        <style:list-level-properties text:min-label-width="2.03cm"/>
      </text:list-level-style-number>
      <text:list-level-style-number text:level="7" style:num-format="1" text:display-levels="7">
        <style:list-level-properties text:min-label-width="2.29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
        <style:list-level-properties text:space-before="1.27cm" text:min-label-width="0.635cm"/>
        <style:text-properties style:font-name="Wingdings 2"/>
      </text:list-level-style-bullet>
      <text:list-level-style-bullet text:level="3" text:style-name="WW8Num2z2" text:bullet-char="■">
        <style:list-level-properties text:space-before="1.905cm" text:min-label-width="0.635cm"/>
        <style:text-properties style:font-name="StarSymbol1"/>
      </text:list-level-style-bullet>
      <text:list-level-style-bullet text:level="4" text:style-name="WW8Num2z0" text:bullet-char="">
        <style:list-level-properties text:space-before="2.54cm" text:min-label-width="0.635cm"/>
        <style:text-properties style:font-name="Wingdings"/>
      </text:list-level-style-bullet>
      <text:list-level-style-bullet text:level="5" text:style-name="WW8Num2z1" text:bullet-char="">
        <style:list-level-properties text:space-before="3.175cm" text:min-label-width="0.635cm"/>
        <style:text-properties style:font-name="Wingdings 2"/>
      </text:list-level-style-bullet>
      <text:list-level-style-bullet text:level="6" text:style-name="WW8Num2z2" text:bullet-char="■">
        <style:list-level-properties text:space-before="3.81cm" text:min-label-width="0.635cm"/>
        <style:text-properties style:font-name="StarSymbol1"/>
      </text:list-level-style-bullet>
      <text:list-level-style-bullet text:level="7" text:style-name="WW8Num2z0" text:bullet-char="">
        <style:list-level-properties text:space-before="4.445cm" text:min-label-width="0.635cm"/>
        <style:text-properties style:font-name="Wingdings"/>
      </text:list-level-style-bullet>
      <text:list-level-style-bullet text:level="8" text:style-name="WW8Num2z1" text:bullet-char="">
        <style:list-level-properties text:space-before="5.08cm" text:min-label-width="0.635cm"/>
        <style:text-properties style:font-name="Wingdings 2"/>
      </text:list-level-style-bullet>
      <text:list-level-style-bullet text:level="9" text:style-name="WW8Num2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arek_20_Table.1" style:display-name="Tarek Table.1"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2" style:display-name="Tarek Table.2"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3" style:display-name="Tarek Table.3"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4" style:display-name="Tarek Table.4"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5" style:display-name="Tarek Table.5"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6" style:display-name="Tarek Table.6"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7" style:display-name="Tarek Table.7" style:family="table-cell">
      <style:table-cell-properties fo:background-color="#eeeeee"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8" style:display-name="Tarek Table.8"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9" style:display-name="Tarek Table.9"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0" style:display-name="Tarek Table.10" style:family="table-cell">
      <style:table-cell-properties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1" style:display-name="Tarek Table.11"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2" style:display-name="Tarek Table.12"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3" style:display-name="Tarek Table.13"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4" style:display-name="Tarek Table.14"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5" style:display-name="Tarek Table.15" style:family="table-cell">
      <style:table-cell-properties fo:border-top="2.49pt solid #666666" fo:border-bottom="1.5pt solid #b2b2b2"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style:style style:name="Tarek_20_Table.16" style:display-name="Tarek Table.16" style:family="table-cell">
      <style:table-cell-properties fo:border-top="1.5pt solid #b2b2b2" fo:border-bottom="2.49pt solid #666666" style:writing-mode="lr-tb"/>
      <style:text-properties fo:font-size="11pt" style:font-name="Ubuntu" fo:font-family="Ubuntu" style:font-style-name="Regular" style:font-size-asian="11pt" style:font-name-asian="Times New Roman" style:font-family-asian="'Times New Roman'" style:font-family-generic-asian="roman" style:font-size-complex="11pt" style:font-name-complex="Times New Roman" style:font-family-complex="'Times New Roman'" style:font-family-generic-complex="roman"/>
    </style:style>
    <table:table-template table:name="Tarek Table" table:first-row-end-column="row" table:first-row-start-column="row" table:last-row-end-column="row" table:last-row-start-column="row">
      <table:first-row table:style-name="Tarek_20_Table.1"/>
      <table:last-row table:style-name="Tarek_20_Table.2"/>
      <table:first-column table:style-name="Tarek_20_Table.3"/>
      <table:last-column table:style-name="Tarek_20_Table.4"/>
      <table:body table:style-name="Tarek_20_Table.9"/>
      <table:even-rows table:style-name="Tarek_20_Table.5"/>
      <table:odd-rows table:style-name="Tarek_20_Table.6"/>
      <table:even-columns table:style-name="Tarek_20_Table.7"/>
      <table:odd-columns table:style-name="Tarek_20_Table.8"/>
      <table:background table:style-name="Tarek_20_Table.10"/>
      <loext:first-row-even-column table:style-name="Tarek_20_Table.15"/>
      <loext:last-row-even-column table:style-name="Tarek_20_Table.16"/>
      <loext:first-row-end-column table:style-name="Tarek_20_Table.12"/>
      <loext:first-row-start-column table:style-name="Tarek_20_Table.11"/>
      <loext:last-row-end-column table:style-name="Tarek_20_Table.14"/>
      <loext:last-row-start-column table:style-name="Tarek_20_Tab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margin-left="12.502cm" fo:margin-right="0cm" fo:margin-top="0.011cm" fo:margin-bottom="0cm" loext:contextual-spacing="false" fo:text-indent="0cm" style:auto-text-indent="false"/>
      <style:text-properties fo:color="#b71028" fo:font-size="7.5pt" fo:language="en" fo:country="US" style:letter-kerning="true" style:font-name-asian="Times New Roman" style:font-size-asian="7.5pt" style:language-asian="zxx" style:country-asian="none" style:font-name-complex="Times New Roman" style:font-size-complex="7.5pt" style:language-complex="ar" style:country-complex="SA"/>
    </style:style>
    <style:style style:name="MP2" style:family="paragraph" style:parent-style-name="Header">
      <style:paragraph-properties fo:text-align="end"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3" style:family="paragraph" style:parent-style-name="Footer">
      <style:paragraph-properties fo:text-align="center" style:justify-single-word="false"/>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P4" style:family="paragraph" style:parent-style-name="Header">
      <style:paragraph-properties fo:text-align="end" style:justify-single-word="false"/>
    </style:style>
    <style:style style:name="MP5" style:family="paragraph" style:parent-style-name="Footer">
      <style:text-properties style:use-window-font-color="true" fo:font-size="8pt" fo:language="en" fo:country="US" style:letter-kerning="true" style:font-name-asian="Times New Roman" style:font-size-asian="8pt" style:language-asian="zxx" style:country-asian="none" style:font-name-complex="Times New Roman" style:font-size-complex="11pt" style:language-complex="ar" style:country-complex="SA"/>
    </style:style>
    <style:style style:name="MP6" style:family="paragraph" style:parent-style-name="Footer">
      <style:text-properties style:use-window-font-color="true" fo:font-size="8pt" fo:language="en" fo:country="US" style:letter-kerning="true" style:font-name-asian="Times New Roman" style:font-size-asian="8pt" style:language-asian="zxx" style:country-asian="none" style:font-name-complex="Arial" style:font-size-complex="11pt" style:language-complex="ar" style:country-complex="SA"/>
    </style:style>
    <style:style style:name="MT1" style:family="text">
      <style:text-properties style:font-name="FreeSans"/>
    </style:style>
    <style:style style:name="MT2" style:family="text">
      <style:text-properties style:use-window-font-color="true" fo:font-size="11pt" fo:language="en" fo:country="US" style:letter-kerning="true" style:font-name-asian="Times New Roman" style:font-size-asian="11pt" style:language-asian="zxx" style:country-asian="none" style:font-name-complex="Times New Roman" style:font-size-complex="11pt" style:language-complex="ar" style:country-complex="SA"/>
    </style:style>
    <style:style style:name="Mfr1" style:family="graphic" style:parent-style-name="Graphics">
      <style:graphic-properties style:vertical-pos="from-top" style:vertical-rel="paragraph" style:horizontal-pos="from-left" style:horizontal-rel="paragraph" style:mirror="none" fo:clip="rect(5.399cm, 19.6cm, 7.56cm, 2.799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1.501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cm" style:dynamic-spacing="true"/>
      </style:footer-style>
    </style:page-layout>
    <style:page-layout style:name="Mpm2">
      <style:page-layout-properties fo:page-width="20.999cm" fo:page-height="29.699cm" style:num-format="1" style:print-orientation="portrait" fo:margin-top="1.199cm" fo:margin-bottom="1.63cm" fo:margin-left="2.50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37cm" fo:margin-left="0cm" fo:margin-right="0cm" fo:margin-top="0.272cm" style:dynamic-spacing="tru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aphics1" text:anchor-type="paragraph" svg:x="14.111cm" svg:y="-0.587cm" svg:width="2.379cm" svg:height="3.62cm" draw:z-index="7"><draw:image xlink:href="Pictures/1000000000000672000004FBBF955CF1D5EEB403.jpg" xlink:type="simple" xlink:show="embed" xlink:actuate="onLoad" loext:mime-type="image/jpeg"/></draw:frame></text:p>
        <text:p text:style-name="Header"/>
        <text:p text:style-name="Header"/>
        <text:p text:style-name="Header"/>
        <text:p text:style-name="Header"/>
        <text:p text:style-name="Header"/>
        <text:p text:style-name="Header"/>
      </style:header>
      <style:footer>
        <text:p text:style-name="MP1"/>
        <text:p text:style-name="Standard">Page <text:page-number text:select-page="current">9</text:page-number></text:p>
      </style:footer>
    </style:master-page>
    <style:master-page style:name="Convert_20_1" style:display-name="Convert 1" style:page-layout-name="Mpm2">
      <style:header>
        <text:p text:style-name="MP2"><draw:frame draw:style-name="Mfr1" draw:name="graphics2" text:anchor-type="paragraph" svg:x="14.111cm" svg:y="-0.587cm" svg:width="2.379cm" svg:height="3.62cm" draw:z-index="0"><draw:image xlink:href="Pictures/1000000000000672000004FBBF955CF1D5EEB403.jpg" xlink:type="simple" xlink:show="embed" xlink:actuate="onLoad" loext:mime-type="image/jpeg"/></draw:frame></text:p>
        <text:p text:style-name="MP2"/>
        <text:p text:style-name="MP2"/>
        <text:p text:style-name="MP2"/>
        <text:p text:style-name="MP2"/>
        <text:p text:style-name="MP2"/>
        <text:p text:style-name="MP2"/>
      </style:header>
      <style:footer>
        <text:p text:style-name="MP3"><text:span text:style-name="MT1">Page </text:span><text:span text:style-name="MT1"><text:page-number text:select-page="current">0</text:page-number></text:span></text:p>
      </style:footer>
    </style:master-page>
    <style:master-page style:name="Convert_20_2" style:display-name="Convert 2" style:page-layout-name="Mpm2">
      <style:header>
        <text:p text:style-name="MP4"><text:span text:style-name="Page_20_Number"><text:span text:style-name="MT2">Page </text:span></text:span><text:span text:style-name="Page_20_Number"><text:span text:style-name="MT2"><text:page-number text:select-page="current">0</text:page-number></text:span></text:span></text:p>
        <text:p text:style-name="MP2"/>
        <text:p text:style-name="MP2"/>
      </style:header>
      <style:footer>
        <text:p text:style-name="MP5"/>
        <text:p text:style-name="MP5"/>
        <text:p text:style-name="MP6"/>
      </style:footer>
    </style:master-page>
    <style:master-page style:name="First_20_Page" style:display-name="First Page" style:page-layout-name="Mpm3" style:next-style-name="Standard">
      <style:header>
        <text:p text:style-name="Header"><draw:frame draw:style-name="Mfr2" draw:name="graphics3" text:anchor-type="paragraph" svg:x="7.364cm" svg:y="-0.9cm" svg:width="9.61cm" svg:height="4.08cm" draw:z-index="8"><draw:image xlink:href="Pictures/1000000000000672000004FBBF955CF1D5EEB403.jpg" xlink:type="simple" xlink:show="embed" xlink:actuate="onLoad" loext:mime-type="image/jpeg"/></draw:frame></text:p>
        <text:p text:style-name="Header"/>
        <text:p text:style-name="Header"/>
        <text:p text:style-name="Title">Project Pitch Document</text:p>
        <text:p text:style-nam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MOU Template</dc:title>
    <meta:creation-date>2017-03-06T00:09:30.991933919</meta:creation-date>
    <dc:language>en-ZA</dc:language>
    <meta:editing-cycles>67</meta:editing-cycles>
    <meta:editing-duration>P1DT8H19M14S</meta:editing-duration>
    <meta:initial-creator>Tarek Loubani</meta:initial-creator>
    <dc:date>2019-05-20T13:33:17.758204081</dc:date>
    <meta:document-statistic meta:table-count="6" meta:image-count="3" meta:object-count="0" meta:page-count="9" meta:paragraph-count="280" meta:word-count="1837" meta:character-count="11453" meta:non-whitespace-character-count="9928"/>
    <meta:user-defined meta:name="Info 1"/>
    <meta:user-defined meta:name="Info 2"/>
    <meta:user-defined meta:name="Info 3"/>
    <meta:user-defined meta:name="Info 4"/>
  </office:meta>
</office:document-meta>
</file>